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300000514AC48A63307D617C2.jpg" manifest:media-type="image/jpeg"/>
  <manifest:file-entry manifest:full-path="Pictures/100000000000028A00000340D00CBFDF9566622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DejaVu Sans2" svg:font-family="'DejaVu Sans'"/>
    <style:font-face style:name="MS Mincho" svg:font-family="'MS Mincho'"/>
    <style:font-face style:name="Symbol1" svg:font-family="Symbol"/>
    <style:font-face style:name="Times New Roman" svg:font-family="'Times New Roman'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" svg:font-family="'Lohit Devanagari'" style:font-pitch="variable"/>
    <style:font-face style:name="MS Mincho1" svg:font-family="'MS Mincho'" style:font-pitch="variable"/>
    <style:font-face style:name="Noto Sans CJK SC" svg:font-family="'Noto Sans CJK SC'" style:font-pitch="variable"/>
    <style:font-face style:name="Symbol" svg:font-family="Symbol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4f4f4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e_20_sense_20_emplenament_20_ni_20_líni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43729d" draw:stroke-linejoin="round" svg:stroke-linecap="butt" draw:fill="solid" draw:fill-color="#e7e6e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solid" svg:stroke-width="0.071cm" svg:stroke-color="#43729d" draw:stroke-linejoin="round" svg:stroke-linecap="butt" draw:fill="solid" draw:fill-color="#5b9bd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18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44cm" svg:stroke-color="#c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24.51cm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227cm" fo:min-width="4.401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227cm" fo:min-width="5.197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41cm" fo:min-width="3.701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5cm" fo:min-width="5.031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501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3.553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48cm" fo:min-width="3.887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901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101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4.567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5.038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55cm" fo:min-width="3.011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301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cm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cm" draw:marker-start="msArrowStealthEnd_20_5" draw:marker-start-width="0.21cm" draw:marker-start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4.701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37cm" fo:min-width="4.892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69cm" fo:min-width="5.41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701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72cm" fo:min-width="4.438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101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objectwithoutfill">
      <style:graphic-properties draw:marker-end="Arrow" draw:marker-end-width="0.2cm" draw:fill="solid" draw:textarea-vertical-align="middle"/>
    </style:style>
    <style:style style:name="gr46" style:family="graphic" style:parent-style-name="objectwithoutfill">
      <style:graphic-properties draw:marker-start="Arrow" draw:marker-end="" draw:marker-end-width="0.2cm" draw:fill="solid" draw:textarea-vertical-align="middle"/>
    </style:style>
    <style:style style:name="gr47" style:family="graphic" style:parent-style-name="objectwithoutfill">
      <style:graphic-properties draw:marker-start="Arrow" draw:marker-end="Arrow" draw:marker-end-width="0.2cm" draw:fill="solid" draw:textarea-vertical-align="middle"/>
    </style:style>
    <style:style style:name="gr48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0.897cm" fo:min-width="15.349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1.241cm" fo:min-width="1.531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82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71cm" svg:stroke-color="#43729d" draw:stroke-linejoin="round" svg:stroke-linecap="butt" draw:fill="solid" draw:fill-color="#e8a202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>
      <style:graphic-properties draw:stroke="solid" svg:stroke-width="0.071cm" svg:stroke-color="#43729d" draw:stroke-linejoin="round" svg:stroke-linecap="butt" draw:fill="solid" draw:fill-color="#dddddd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19cm" fo:min-width="1.461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919cm" fo:min-width="1.715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>
      <style:graphic-properties draw:stroke="solid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vertical-align="top" draw:auto-grow-height="false" fo:min-height="0cm" fo:min-width="5.253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51cm" svg:stroke-color="#3465a4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3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74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75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76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77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78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79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80" style:family="graphic" style:parent-style-name="standard">
      <style:graphic-properties draw:stroke="dash" draw:stroke-dash="Dashed_20__28_var_29__20_4" svg:stroke-width="0.051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1" style:family="graphic" style:parent-style-name="objectwithoutfill">
      <style:graphic-properties svg:stroke-width="0.051cm" draw:marker-start-width="0.276cm" draw:marker-end="msArrowEnd_20_5" draw:marker-end-width="0.28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8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objectwithoutfill">
      <style:graphic-properties draw:stroke="dash" draw:stroke-dash="Long_20_Dash" svg:stroke-width="0.051cm" draw:marker-start-width="0.276cm" draw:marker-end="Arrow" draw:marker-end-width="0.27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8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f4f4f4" draw:opacity="62%"/>
      <style:paragraph-properties fo:text-align="start"/>
      <style:text-properties fo:font-size="18pt"/>
    </style:style>
    <style:style style:name="P3" style:family="paragraph">
      <loext:graphic-properties draw:fill="solid" draw:fill-color="#e7e6e6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center" style:writing-mode="lr-tb"/>
      <style:text-properties fo:font-size="18pt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start" style:writing-mode="lr-tb"/>
      <style:text-properties fo:font-size="18pt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8" style:family="paragraph">
      <loext:graphic-properties draw:fill="solid" draw:fill-color="#5b9bd5"/>
      <style:paragraph-properties fo:text-align="start"/>
      <style:text-properties fo:font-size="18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solid" draw:fill-color="#ffffff"/>
      <style:paragraph-properties fo:text-align="start"/>
      <style:text-properties fo:font-size="18pt"/>
    </style:style>
    <style:style style:name="P11" style:family="paragraph">
      <loext:graphic-properties draw:fill="solid" draw:fill-color="#f4f4f4"/>
      <style:paragraph-properties fo:text-align="start"/>
      <style:text-properties fo:font-size="18pt"/>
    </style:style>
    <style:style style:name="P12" style:family="paragraph">
      <loext:graphic-properties draw:fill="solid" draw:fill-color="#deebf7"/>
      <style:paragraph-properties fo:text-align="start"/>
      <style:text-properties fo:font-size="18pt"/>
    </style:style>
    <style:style style:name="P13" style:family="paragraph">
      <loext:graphic-properties draw:fill="solid" draw:fill-color="#c5e0b4"/>
      <style:paragraph-properties fo:text-align="center" style:writing-mode="lr-tb" style:font-independent-line-spacing="true"/>
      <style:text-properties fo:font-size="18pt"/>
    </style:style>
    <style:style style:name="P14" style:family="paragraph">
      <loext:graphic-properties draw:fill="solid" draw:fill-color="#c5e0b4"/>
      <style:paragraph-properties fo:text-align="start"/>
      <style:text-properties fo:font-size="18pt"/>
    </style:style>
    <style:style style:name="P1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style:font-size-asian="24pt" style:font-size-complex="24pt"/>
    </style:style>
    <style:style style:name="P1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style:font-size-asian="24pt" style:font-size-complex="24pt"/>
    </style:style>
    <style:style style:name="P1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2pt" style:font-size-asian="22pt" style:font-size-complex="22pt"/>
    </style:style>
    <style:style style:name="P1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0pt" style:font-size-asian="24pt" style:font-size-complex="24pt"/>
    </style:style>
    <style:style style:name="P2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style:font-size-asian="20pt" style:font-size-complex="20pt"/>
    </style:style>
    <style:style style:name="P2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style:font-size-asian="22pt" style:font-size-complex="22pt"/>
    </style:style>
    <style:style style:name="P22" style:family="paragraph">
      <loext:graphic-properties draw:fill="solid"/>
      <style:paragraph-properties fo:text-align="center"/>
    </style:style>
    <style:style style:name="P23" style:family="paragraph">
      <loext:graphic-properties draw:fill="solid" draw:fill-color="#ffffa6"/>
      <style:paragraph-properties fo:text-align="start"/>
      <style:text-properties fo:font-size="18pt"/>
    </style:style>
    <style:style style:name="P2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25" style:family="paragraph">
      <loext:graphic-properties draw:fill="solid" draw:fill-color="#e8a202"/>
      <style:paragraph-properties fo:text-align="start"/>
      <style:text-properties fo:font-size="18pt"/>
    </style:style>
    <style:style style:name="P26" style:family="paragraph">
      <loext:graphic-properties draw:fill="solid" draw:fill-color="#dddddd"/>
      <style:paragraph-properties fo:text-align="start"/>
      <style:text-properties fo:font-size="18pt"/>
    </style:style>
    <style:style style:name="P27" style:family="paragraph">
      <loext:graphic-properties draw:fill="none"/>
      <style:paragraph-properties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0.5pt" fo:letter-spacing="normal" fo:language="en" fo:country="US" fo:font-style="italic" style:text-underline-style="none" fo:font-weight="normal" style:font-name-asian="DejaVu Sans2" style:font-size-asian="10.5pt" style:font-style-asian="italic" style:font-weight-asian="normal" style:font-name-complex="DejaVu Sans2" style:font-size-complex="10.5pt" style:font-style-complex="italic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Symbol1" fo:font-size="12pt" fo:letter-spacing="normal" fo:language="en" fo:country="US" fo:font-style="normal" style:text-underline-style="none" fo:font-weight="normal" style:font-name-asian="MS Mincho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-25% 58%" style:font-name="Times New Roman" fo:font-size="12pt" fo:letter-spacing="normal" fo:language="en" fo:country="US" fo:font-style="italic" style:text-underline-style="none" fo:font-weight="normal" style:font-name-asian="MS Mincho" style:font-size-asian="12pt" style:font-style-asian="italic" style:font-weight-asian="normal" style:font-name-complex="DejaVu Sans2" style:font-size-complex="12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-25% 58%" style:font-name="Times New Roman" fo:font-size="12pt" fo:letter-spacing="normal" fo:language="en" fo:country="US" fo:font-style="normal" style:text-underline-style="none" fo:font-weight="normal" style:font-name-asian="MS Mincho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en" fo:country="US" fo:font-style="italic" style:text-underline-style="none" fo:font-weight="normal" style:font-name-asian="MS Mincho" style:font-size-asian="12pt" style:font-style-asian="italic" style:font-weight-asian="normal" style:font-name-complex="DejaVu Sans2" style:font-size-complex="12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Symbol1" fo:font-size="11pt" fo:letter-spacing="normal" fo:language="en" fo:country="US" fo:font-style="normal" style:text-underline-style="none" fo:font-weight="normal" style:font-name-asian="MS Mincho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-25% 58%" style:font-name="Times New Roman" fo:font-size="11pt" fo:letter-spacing="normal" fo:language="en" fo:country="US" fo:font-style="italic" style:text-underline-style="none" fo:font-weight="normal" style:font-name-asian="MS Mincho" style:font-size-asian="11pt" style:font-style-asian="italic" style:font-weight-asian="normal" style:font-name-complex="DejaVu Sans2" style:font-size-complex="11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-25% 58%" style:font-name="Times New Roman" fo:font-size="11pt" fo:letter-spacing="normal" fo:language="en" fo:country="US" fo:font-style="normal" style:text-underline-style="none" fo:font-weight="normal" style:font-name-asian="MS Mincho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Symbol1" fo:font-size="10.5pt" fo:letter-spacing="normal" fo:language="en" fo:country="US" fo:font-style="normal" style:text-underline-style="none" fo:font-weight="normal" style:font-name-asian="MS Mincho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-25% 58%" style:font-name="Times New Roman" fo:font-size="10.5pt" fo:letter-spacing="normal" fo:language="en" fo:country="US" fo:font-style="italic" style:text-underline-style="none" fo:font-weight="normal" style:font-name-asian="MS Mincho" style:font-size-asian="10.5pt" style:font-style-asian="italic" style:font-weight-asian="normal" style:font-name-complex="DejaVu Sans2" style:font-size-complex="10.5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10.5pt" fo:letter-spacing="normal" fo:language="en" fo:country="US" fo:font-style="italic" style:text-underline-style="none" fo:font-weight="normal" style:font-name-asian="MS Mincho" style:font-size-asian="10.5pt" style:font-style-asian="italic" style:font-weight-asian="normal" style:font-name-complex="DejaVu Sans2" style:font-size-complex="10.5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letter-spacing="normal" fo:language="en" fo:country="US" fo:font-style="italic" style:text-underline-style="none" fo:font-weight="normal" style:font-name-asian="MS Mincho" style:font-size-asian="11pt" style:font-style-asian="italic" style:font-weight-asian="normal" style:font-name-complex="DejaVu Sans2" style:font-size-complex="11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style:font-name-asian="DejaVu Sans2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10.5pt" fo:letter-spacing="normal" fo:language="en" fo:country="US" fo:font-style="normal" style:text-underline-style="none" fo:font-weight="normal" style:font-name-asian="MS Mincho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-25% 58%" style:font-name="Times New Roman" fo:font-size="10.5pt" fo:letter-spacing="normal" fo:language="en" fo:country="US" fo:font-style="normal" style:text-underline-style="none" fo:font-weight="normal" style:font-name-asian="MS Mincho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15pt" fo:letter-spacing="normal" fo:language="en" fo:country="US" fo:font-style="normal" style:text-underline-style="none" fo:font-weight="bold" style:font-name-asian="DejaVu Sans2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" fo:font-size="10.5pt" fo:letter-spacing="normal" fo:language="en" fo:country="US" fo:font-style="italic" style:text-underline-style="none" fo:font-weight="normal" style:font-name-asian="DejaVu Sans2" style:font-size-asian="10.5pt" style:font-style-asian="italic" style:font-weight-asian="normal" style:font-name-complex="DejaVu Sans2" style:font-size-complex="10.5pt" style:font-style-complex="italic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language="en" fo:country="US" fo:font-style="italic" style:text-underline-style="none" fo:font-weight="bold" style:font-name-asian="DejaVu Sans2" style:font-size-asian="13pt" style:font-style-asian="italic" style:font-weight-asian="bold" style:font-name-complex="DejaVu Sans2" style:font-size-complex="13pt" style:font-style-complex="italic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language="en" fo:country="US" fo:font-style="italic" style:text-underline-style="none" fo:font-weight="normal" style:font-name-asian="DejaVu Sans2" style:font-size-asian="9pt" style:font-style-asian="italic" style:font-weight-asian="normal" style:font-name-complex="DejaVu Sans2" style:font-size-complex="9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US" fo:font-style="italic" style:text-underline-style="none" fo:font-weight="normal" style:font-name-asian="MS Mincho" style:font-size-asian="14pt" style:font-style-asian="italic" style:font-weight-asian="normal" style:font-name-complex="DejaVu Sans2" style:font-size-complex="14pt" style:font-style-complex="italic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-25% 58%" style:font-name="Times New Roman" fo:font-size="14pt" fo:letter-spacing="normal" fo:language="en" fo:country="US" fo:font-style="italic" style:text-underline-style="none" fo:font-weight="normal" style:font-name-asian="MS Mincho" style:font-size-asian="14pt" style:font-style-asian="italic" style:font-weight-asian="normal" style:font-name-complex="DejaVu Sans2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frame draw:name="Imagen 37" draw:style-name="gr1" draw:text-style-name="P1" draw:layer="layout" svg:width="9.067cm" svg:height="13.371cm" svg:x="2.1cm" svg:y="2.5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1" draw:style-name="gr2" draw:text-style-name="P2" draw:layer="layout" svg:width="11.882cm" svg:height="13.771cm" svg:x="7.112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1" draw:layer="layout" svg:width="0.001cm" svg:height="1.488cm" svg:x="10.89cm" svg:y="9.9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4" draw:text-style-name="P3" draw:layer="layout" svg:width="0.443cm" svg:height="0.56cm" svg:x="10.664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4" draw:text-style-name="P3" draw:layer="layout" svg:width="0.443cm" svg:height="0.56cm" svg:x="15.107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5" draw:text-style-name="P1" draw:layer="layout" svg:width="3.982cm" svg:height="0.001cm" svg:x="11.108cm" svg:y="11.12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" draw:text-style-name="P3" draw:layer="layout" svg:width="0.443cm" svg:height="0.56cm" svg:x="12.905cm" svg:y="10.8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" draw:text-style-name="P3" draw:layer="layout" svg:width="0.443cm" svg:height="0.56cm" svg:x="15.163cm" svg:y="12.1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5" draw:text-style-name="P1" draw:layer="layout" svg:width="3.173cm" svg:height="0.03cm" svg:x="11.969cm" svg:y="12.4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" draw:text-style-name="P3" draw:layer="layout" svg:width="0.443cm" svg:height="0.56cm" svg:x="12.961cm" svg:y="12.1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" draw:text-style-name="P3" draw:layer="layout" svg:width="0.443cm" svg:height="0.56cm" svg:x="15.163cm" svg:y="13.8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5" draw:text-style-name="P1" draw:layer="layout" svg:width="3.178cm" svg:height="0.017cm" svg:x="11.968cm" svg:y="14.1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" draw:text-style-name="P3" draw:layer="layout" svg:width="0.443cm" svg:height="0.56cm" svg:x="12.961cm" svg:y="13.8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6" draw:text-style-name="P5" draw:layer="layout" svg:width="2.709cm" svg:height="0.687cm" svg:x="15.986cm" svg:y="10.619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5" draw:layer="layout" svg:width="2.709cm" svg:height="0.687cm" svg:x="16.023cm" svg:y="12.074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5" draw:layer="layout" svg:width="2.709cm" svg:height="0.687cm" svg:x="16.091cm" svg:y="13.921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1.59cm" svg:height="0.687cm" svg:x="10.828cm" svg:y="15.14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4.095cm" svg:height="0.687cm" svg:x="12.547cm" svg:y="15.18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7" draw:layer="layout" svg:width="1.862cm" svg:height="0.817cm" svg:x="12.477cm" svg:y="11.33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" draw:text-style-name="P7" draw:layer="layout" svg:width="1.862cm" svg:height="0.817cm" svg:x="12.477cm" svg:y="12.68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7" draw:layer="layout" svg:width="1.862cm" svg:height="0.817cm" svg:x="12.619cm" svg:y="14.36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" draw:text-style-name="P1" draw:layer="layout" svg:width="0.645cm" svg:height="1.146cm" svg:x="11.038cm" svg:y="11.31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7" draw:text-style-name="P7" draw:layer="layout" svg:width="1.832cm" svg:height="0.817cm" svg:x="8.89cm" svg:y="10.58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7" draw:layer="layout" svg:width="1.435cm" svg:height="0.817cm" svg:x="15.089cm" svg:y="11.26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7" draw:layer="layout" svg:width="1.435cm" svg:height="0.817cm" svg:x="15.111cm" svg:y="12.71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" draw:text-style-name="P7" draw:layer="layout" svg:width="1.434cm" svg:height="0.817cm" svg:x="15.136cm" svg:y="14.37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" draw:text-style-name="P1" draw:layer="layout" svg:width="2.749cm" svg:height="0.805cm" draw:transform="rotate (-1.5707963267949) translate (11.692cm 11.4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6" draw:text-style-name="P5" draw:layer="layout" svg:width="0.685cm" svg:height="0.687cm" svg:x="11.452cm" svg:y="13.09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" draw:text-style-name="P5" draw:layer="layout" svg:width="0.685cm" svg:height="0.687cm" svg:x="15.082cm" svg:y="13.15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9">
          <draw:custom-shape draw:name="CustomShape 30" draw:style-name="gr8" draw:text-style-name="P8" draw:layer="layout" svg:width="0.229cm" svg:height="0.515cm" draw:transform="rotate (-1.5707963267949) translate (12.199cm 11.00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1" draw:style-name="gr9" draw:text-style-name="P1" draw:layer="layout" svg:width="0.199cm" svg:height="0.53cm" draw:transform="rotate (-1.5707963267949) translate (12.214cm 11.0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2">
          <draw:custom-shape draw:name="CustomShape 33" draw:style-name="gr8" draw:text-style-name="P8" draw:layer="layout" svg:width="0.229cm" svg:height="0.515cm" draw:transform="rotate (-1.5707963267949) translate (14.587cm 11.01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4" draw:style-name="gr9" draw:text-style-name="P1" draw:layer="layout" svg:width="0.199cm" svg:height="0.53cm" draw:transform="rotate (-1.5707963267949) translate (14.601cm 11.03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5">
          <draw:custom-shape draw:name="CustomShape 36" draw:style-name="gr8" draw:text-style-name="P8" draw:layer="layout" svg:width="0.229cm" svg:height="0.515cm" draw:transform="rotate (-1.5707963267949) translate (14.598cm 12.3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7" draw:style-name="gr9" draw:text-style-name="P1" draw:layer="layout" svg:width="0.199cm" svg:height="0.53cm" draw:transform="rotate (-1.5707963267949) translate (14.613cm 12.3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8">
          <draw:custom-shape draw:name="CustomShape 39" draw:style-name="gr8" draw:text-style-name="P8" draw:layer="layout" svg:width="0.229cm" svg:height="0.515cm" draw:transform="rotate (-1.5707963267949) translate (12.228cm 12.36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9" draw:text-style-name="P1" draw:layer="layout" svg:width="0.199cm" svg:height="0.53cm" draw:transform="rotate (-1.5707963267949) translate (12.242cm 12.38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1">
          <draw:custom-shape draw:name="CustomShape 42" draw:style-name="gr8" draw:text-style-name="P8" draw:layer="layout" svg:width="0.229cm" svg:height="0.515cm" draw:transform="rotate (-1.5707963267949) translate (12.228cm 14.04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3" draw:style-name="gr9" draw:text-style-name="P1" draw:layer="layout" svg:width="0.199cm" svg:height="0.53cm" draw:transform="rotate (-1.5707963267949) translate (12.242cm 14.07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4">
          <draw:custom-shape draw:name="CustomShape 45" draw:style-name="gr8" draw:text-style-name="P8" draw:layer="layout" svg:width="0.229cm" svg:height="0.515cm" draw:transform="rotate (-1.5707963267949) translate (14.587cm 14.02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6" draw:style-name="gr9" draw:text-style-name="P1" draw:layer="layout" svg:width="0.199cm" svg:height="0.53cm" draw:transform="rotate (-1.5707963267949) translate (14.601cm 14.04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7" draw:style-name="gr7" draw:text-style-name="P7" draw:layer="layout" svg:width="0.753cm" svg:height="0.75cm" svg:x="10.528cm" svg:y="9.155cm">
          <text:p text:style-name="P6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g draw:name="Group 1">
          <draw:custom-shape draw:name="CustomShape 2" draw:style-name="gr11" draw:text-style-name="P10" draw:layer="layout" svg:width="15.509cm" svg:height="12.611cm" svg:x="3.684cm" svg:y="2.5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">
            <draw:frame draw:name="Imagen 88" draw:style-name="gr1" draw:text-style-name="P1" draw:layer="layout" svg:width="9.851cm" svg:height="12.611cm" svg:x="3.684cm" svg:y="2.583cm">
              <draw:image xlink:href="Pictures/100000000000028A00000340D00CBFDF9566622B.jpg" xlink:type="simple" xlink:show="embed" xlink:actuate="onLoad" loext:mime-type="image/jpeg">
                <text:p/>
              </draw:image>
            </draw:frame>
            <draw:custom-shape draw:name="CustomShape 4" draw:style-name="gr11" draw:text-style-name="P10" draw:layer="layout" svg:width="10.069cm" svg:height="12.611cm" svg:x="9.142cm" svg:y="2.6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CustomShape 5" draw:style-name="gr3" draw:text-style-name="P1" draw:layer="layout" svg:width="0.001cm" svg:height="7.223cm" svg:x="11.4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" draw:text-style-name="P3" draw:layer="layout" svg:width="0.443cm" svg:height="0.56cm" svg:x="11.2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" draw:text-style-name="P3" draw:layer="layout" svg:width="0.443cm" svg:height="0.56cm" svg:x="15.6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5" draw:text-style-name="P1" draw:layer="layout" svg:width="3.982cm" svg:height="0.001cm" svg:x="11.6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" draw:text-style-name="P3" draw:layer="layout" svg:width="0.443cm" svg:height="0.56cm" svg:x="13.4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" draw:text-style-name="P3" draw:layer="layout" svg:width="0.443cm" svg:height="0.56cm" svg:x="15.7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5" draw:text-style-name="P1" draw:layer="layout" svg:width="3.173cm" svg:height="0.03cm" svg:x="12.506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" draw:text-style-name="P3" draw:layer="layout" svg:width="0.443cm" svg:height="0.56cm" svg:x="13.4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4" draw:text-style-name="P3" draw:layer="layout" svg:width="0.443cm" svg:height="0.56cm" svg:x="15.7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5" draw:text-style-name="P1" draw:layer="layout" svg:width="3.178cm" svg:height="0.017cm" svg:x="12.5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4" draw:text-style-name="P3" draw:layer="layout" svg:width="0.443cm" svg:height="0.56cm" svg:x="13.4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6" draw:text-style-name="P5" draw:layer="layout" svg:width="2.709cm" svg:height="0.687cm" svg:x="16.523cm" svg:y="9.959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2.709cm" svg:height="0.687cm" svg:x="16.56cm" svg:y="11.414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2.709cm" svg:height="0.687cm" svg:x="16.628cm" svg:y="13.261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1.338cm" svg:height="0.687cm" draw:transform="rotate (1.5707963267949) translate (9.23cm 7.677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5" draw:layer="layout" svg:width="1.59cm" svg:height="0.687cm" svg:x="11.365cm" svg:y="14.48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" draw:text-style-name="P5" draw:layer="layout" svg:width="4.095cm" svg:height="0.687cm" svg:x="13.084cm" svg:y="14.52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7" draw:layer="layout" svg:width="1.862cm" svg:height="0.817cm" svg:x="13.014cm" svg:y="10.67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7" draw:layer="layout" svg:width="1.862cm" svg:height="0.817cm" svg:x="13.014cm" svg:y="12.02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7" draw:layer="layout" svg:width="1.862cm" svg:height="0.817cm" svg:x="13.156cm" svg:y="13.70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" draw:text-style-name="P1" draw:layer="layout" svg:width="0.645cm" svg:height="1.146cm" svg:x="11.575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7" draw:text-style-name="P7" draw:layer="layout" svg:width="1.832cm" svg:height="0.817cm" svg:x="9.427cm" svg:y="9.92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7" draw:layer="layout" svg:width="1.435cm" svg:height="0.817cm" svg:x="15.626cm" svg:y="10.60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7" draw:layer="layout" svg:width="1.435cm" svg:height="0.817cm" svg:x="15.648cm" svg:y="12.05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" draw:text-style-name="P7" draw:layer="layout" svg:width="1.434cm" svg:height="0.817cm" svg:x="15.673cm" svg:y="13.71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" draw:text-style-name="P5" draw:layer="layout" svg:width="1.982cm" svg:height="0.687cm" draw:transform="rotate (1.5707963267949) translate (9.204cm 5.216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" draw:text-style-name="P1" draw:layer="layout" svg:width="2.749cm" svg:height="0.805cm" draw:transform="rotate (-1.5707963267949) translate (12.229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6" draw:text-style-name="P5" draw:layer="layout" svg:width="0.685cm" svg:height="0.687cm" svg:x="11.989cm" svg:y="12.43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5" draw:layer="layout" svg:width="0.685cm" svg:height="0.687cm" svg:x="15.619cm" svg:y="12.49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8" draw:text-style-name="P8" draw:layer="layout" svg:width="0.229cm" svg:height="0.515cm" draw:transform="rotate (-1.5707963267949) translate (12.7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9" draw:text-style-name="P1" draw:layer="layout" svg:width="0.199cm" svg:height="0.53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8" draw:text-style-name="P8" draw:layer="layout" svg:width="0.229cm" svg:height="0.515cm" draw:transform="rotate (-1.5707963267949) translate (15.1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9" draw:text-style-name="P1" draw:layer="layout" svg:width="0.199cm" svg:height="0.53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8" draw:text-style-name="P8" draw:layer="layout" svg:width="0.229cm" svg:height="0.515cm" draw:transform="rotate (-1.5707963267949) translate (15.1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9" draw:text-style-name="P1" draw:layer="layout" svg:width="0.199cm" svg:height="0.53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8" draw:text-style-name="P8" draw:layer="layout" svg:width="0.229cm" svg:height="0.515cm" draw:transform="rotate (-1.5707963267949) translate (12.7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9" draw:text-style-name="P1" draw:layer="layout" svg:width="0.199cm" svg:height="0.53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8" draw:text-style-name="P8" draw:layer="layout" svg:width="0.229cm" svg:height="0.515cm" draw:transform="rotate (-1.5707963267949) translate (12.7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9" draw:text-style-name="P1" draw:layer="layout" svg:width="0.199cm" svg:height="0.53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9">
          <draw:custom-shape draw:name="CustomShape 50" draw:style-name="gr8" draw:text-style-name="P8" draw:layer="layout" svg:width="0.229cm" svg:height="0.515cm" draw:transform="rotate (-1.5707963267949) translate (15.1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1" draw:style-name="gr9" draw:text-style-name="P1" draw:layer="layout" svg:width="0.199cm" svg:height="0.53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2" draw:style-name="gr7" draw:text-style-name="P7" draw:layer="layout" svg:width="0.753cm" svg:height="0.75cm" svg:x="11.065cm" svg:y="2.748cm">
          <text:p text:style-name="P6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" draw:text-style-name="P3" draw:layer="layout" svg:width="0.248cm" svg:height="0.278cm" svg:x="11.2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7" draw:text-style-name="P7" draw:layer="layout" svg:width="1.477cm" svg:height="0.77cm" svg:x="9.854cm" svg:y="5.135cm">
          <text:p text:style-name="P6"><text:span text:style-name="T7"></text:span><text:span text:style-name="T8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6" draw:text-style-name="P5" draw:layer="layout" svg:width="0.685cm" svg:height="0.687cm" svg:x="10.094cm" svg:y="6.022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7" draw:text-style-name="P7" draw:layer="layout" svg:width="1.443cm" svg:height="0.77cm" svg:x="9.868cm" svg:y="8.098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7" draw:text-style-name="P7" draw:layer="layout" svg:width="1.443cm" svg:height="0.77cm" svg:x="9.868cm" svg:y="6.653cm">
          <text:p text:style-name="P6"><text:span text:style-name="T7"></text:span><text:span text:style-name="T8">stem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8">
          <draw:custom-shape draw:name="CustomShape 59" draw:style-name="gr8" draw:text-style-name="P8" draw:layer="layout" svg:width="0.229cm" svg:height="0.515cm" svg:x="11.312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0" draw:style-name="gr9" draw:text-style-name="P1" draw:layer="layout" svg:width="0.199cm" svg:height="0.53cm" svg:x="11.338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1" draw:style-name="gr4" draw:text-style-name="P3" draw:layer="layout" svg:width="0.248cm" svg:height="0.278cm" svg:x="11.295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2">
          <draw:custom-shape draw:name="CustomShape 63" draw:style-name="gr8" draw:text-style-name="P8" draw:layer="layout" svg:width="0.229cm" svg:height="0.515cm" svg:x="11.312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4" draw:style-name="gr9" draw:text-style-name="P1" draw:layer="layout" svg:width="0.199cm" svg:height="0.53cm" svg:x="11.338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5" draw:style-name="gr4" draw:text-style-name="P3" draw:layer="layout" svg:width="0.248cm" svg:height="0.278cm" svg:x="11.295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6">
          <draw:custom-shape draw:name="CustomShape 67" draw:style-name="gr8" draw:text-style-name="P8" draw:layer="layout" svg:width="0.229cm" svg:height="0.515cm" svg:x="11.3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8" draw:style-name="gr9" draw:text-style-name="P1" draw:layer="layout" svg:width="0.199cm" svg:height="0.53cm" svg:x="11.3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9" draw:style-name="gr7" draw:text-style-name="P7" draw:layer="layout" svg:width="1.147cm" svg:height="0.77cm" svg:x="9.915cm" svg:y="3.691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0">
          <draw:custom-shape draw:name="CustomShape 71" draw:style-name="gr8" draw:text-style-name="P8" draw:layer="layout" svg:width="0.229cm" svg:height="0.515cm" svg:x="11.299cm" svg:y="4.4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9" draw:text-style-name="P1" draw:layer="layout" svg:width="0.199cm" svg:height="0.53cm" svg:x="11.325cm" svg:y="4.3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" draw:text-style-name="P3" draw:layer="layout" svg:width="0.248cm" svg:height="0.278cm" svg:x="11.315cm" svg:y="3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frame draw:name="Imagen 159" draw:style-name="gr1" draw:text-style-name="P1" draw:layer="layout" svg:width="9.067cm" svg:height="13.371cm" svg:x="2.1cm" svg:y="2.5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1" draw:style-name="gr2" draw:text-style-name="P2" draw:layer="layout" svg:width="11.882cm" svg:height="13.771cm" svg:x="7.112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1" draw:layer="layout" svg:width="0.001cm" svg:height="7.223cm" svg:x="9.6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4" draw:text-style-name="P3" draw:layer="layout" svg:width="0.443cm" svg:height="0.56cm" svg:x="9.4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4" draw:text-style-name="P3" draw:layer="layout" svg:width="0.443cm" svg:height="0.56cm" svg:x="13.8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5" draw:text-style-name="P1" draw:layer="layout" svg:width="3.982cm" svg:height="0.001cm" svg:x="9.8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" draw:text-style-name="P3" draw:layer="layout" svg:width="0.443cm" svg:height="0.56cm" svg:x="11.6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" draw:text-style-name="P3" draw:layer="layout" svg:width="0.443cm" svg:height="0.56cm" svg:x="13.9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5" draw:text-style-name="P1" draw:layer="layout" svg:width="3.173cm" svg:height="0.03cm" svg:x="10.706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" draw:text-style-name="P3" draw:layer="layout" svg:width="0.443cm" svg:height="0.56cm" svg:x="11.6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" draw:text-style-name="P3" draw:layer="layout" svg:width="0.443cm" svg:height="0.56cm" svg:x="13.9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5" draw:text-style-name="P1" draw:layer="layout" svg:width="3.178cm" svg:height="0.017cm" svg:x="10.7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" draw:text-style-name="P3" draw:layer="layout" svg:width="0.443cm" svg:height="0.56cm" svg:x="11.6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6" draw:text-style-name="P5" draw:layer="layout" svg:width="2.709cm" svg:height="0.687cm" svg:x="14.723cm" svg:y="9.959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5" draw:layer="layout" svg:width="2.709cm" svg:height="0.687cm" svg:x="14.76cm" svg:y="11.414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5" draw:layer="layout" svg:width="2.709cm" svg:height="0.687cm" svg:x="14.828cm" svg:y="13.261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1.338cm" svg:height="0.687cm" draw:transform="rotate (1.5707963267949) translate (7.43cm 7.677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1.59cm" svg:height="0.687cm" svg:x="9.565cm" svg:y="14.48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4.095cm" svg:height="0.687cm" svg:x="11.284cm" svg:y="14.52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" draw:text-style-name="P7" draw:layer="layout" svg:width="1.862cm" svg:height="0.817cm" svg:x="11.214cm" svg:y="10.67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7" draw:layer="layout" svg:width="1.862cm" svg:height="0.817cm" svg:x="11.214cm" svg:y="12.02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7" draw:layer="layout" svg:width="1.862cm" svg:height="0.817cm" svg:x="11.356cm" svg:y="13.70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" draw:text-style-name="P1" draw:layer="layout" svg:width="0.645cm" svg:height="1.146cm" svg:x="9.775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7" draw:text-style-name="P7" draw:layer="layout" svg:width="1.832cm" svg:height="0.817cm" svg:x="7.627cm" svg:y="9.92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7" draw:layer="layout" svg:width="1.435cm" svg:height="0.817cm" svg:x="13.826cm" svg:y="10.60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" draw:text-style-name="P7" draw:layer="layout" svg:width="1.435cm" svg:height="0.817cm" svg:x="13.848cm" svg:y="12.05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7" draw:layer="layout" svg:width="1.434cm" svg:height="0.817cm" svg:x="13.873cm" svg:y="13.71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" draw:text-style-name="P5" draw:layer="layout" svg:width="1.982cm" svg:height="0.687cm" draw:transform="rotate (1.5707963267949) translate (7.404cm 5.216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" draw:text-style-name="P1" draw:layer="layout" svg:width="2.749cm" svg:height="0.805cm" draw:transform="rotate (-1.5707963267949) translate (10.429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6" draw:text-style-name="P5" draw:layer="layout" svg:width="0.685cm" svg:height="0.687cm" svg:x="10.189cm" svg:y="12.43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" draw:text-style-name="P5" draw:layer="layout" svg:width="0.685cm" svg:height="0.687cm" svg:x="13.819cm" svg:y="12.49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CustomShape 32" draw:style-name="gr8" draw:text-style-name="P8" draw:layer="layout" svg:width="0.229cm" svg:height="0.515cm" draw:transform="rotate (-1.5707963267949) translate (10.9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3" draw:style-name="gr9" draw:text-style-name="P1" draw:layer="layout" svg:width="0.199cm" svg:height="0.53cm" draw:transform="rotate (-1.5707963267949) translate (10.9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4">
          <draw:custom-shape draw:name="CustomShape 35" draw:style-name="gr8" draw:text-style-name="P8" draw:layer="layout" svg:width="0.229cm" svg:height="0.515cm" draw:transform="rotate (-1.5707963267949) translate (13.3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9" draw:text-style-name="P1" draw:layer="layout" svg:width="0.199cm" svg:height="0.53cm" draw:transform="rotate (-1.5707963267949) translate (13.338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8" draw:text-style-name="P8" draw:layer="layout" svg:width="0.229cm" svg:height="0.515cm" draw:transform="rotate (-1.5707963267949) translate (13.3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9" draw:text-style-name="P1" draw:layer="layout" svg:width="0.199cm" svg:height="0.53cm" draw:transform="rotate (-1.5707963267949) translate (13.35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8" draw:text-style-name="P8" draw:layer="layout" svg:width="0.229cm" svg:height="0.515cm" draw:transform="rotate (-1.5707963267949) translate (10.9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9" draw:text-style-name="P1" draw:layer="layout" svg:width="0.199cm" svg:height="0.53cm" draw:transform="rotate (-1.5707963267949) translate (10.979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8" draw:text-style-name="P8" draw:layer="layout" svg:width="0.229cm" svg:height="0.515cm" draw:transform="rotate (-1.5707963267949) translate (10.9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9" draw:text-style-name="P1" draw:layer="layout" svg:width="0.199cm" svg:height="0.53cm" draw:transform="rotate (-1.5707963267949) translate (10.979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8" draw:text-style-name="P8" draw:layer="layout" svg:width="0.229cm" svg:height="0.515cm" draw:transform="rotate (-1.5707963267949) translate (13.3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9" draw:text-style-name="P1" draw:layer="layout" svg:width="0.199cm" svg:height="0.53cm" draw:transform="rotate (-1.5707963267949) translate (13.338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9" draw:style-name="gr7" draw:text-style-name="P7" draw:layer="layout" svg:width="0.753cm" svg:height="0.75cm" svg:x="9.265cm" svg:y="2.748cm">
          <text:p text:style-name="P6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" draw:text-style-name="P3" draw:layer="layout" svg:width="0.248cm" svg:height="0.278cm" svg:x="9.4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7" draw:text-style-name="P7" draw:layer="layout" svg:width="1.443cm" svg:height="0.77cm" svg:x="8.071cm" svg:y="5.135cm">
          <text:p text:style-name="P6"><text:span text:style-name="T7"></text:span><text:span text:style-name="T8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7" draw:layer="layout" svg:width="1.443cm" svg:height="0.77cm" svg:x="8.068cm" svg:y="7.425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3">
          <draw:custom-shape draw:name="CustomShape 54" draw:style-name="gr8" draw:text-style-name="P8" draw:layer="layout" svg:width="0.229cm" svg:height="0.515cm" svg:x="9.512cm" svg:y="6.2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5" draw:style-name="gr9" draw:text-style-name="P1" draw:layer="layout" svg:width="0.199cm" svg:height="0.53cm" svg:x="9.538cm" svg:y="6.23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6" draw:style-name="gr4" draw:text-style-name="P3" draw:layer="layout" svg:width="0.248cm" svg:height="0.278cm" svg:x="9.495cm" svg:y="7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8" draw:text-style-name="P8" draw:layer="layout" svg:width="0.229cm" svg:height="0.515cm" svg:x="9.5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9" draw:text-style-name="P1" draw:layer="layout" svg:width="0.199cm" svg:height="0.53cm" svg:x="9.5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0" draw:style-name="gr7" draw:text-style-name="P7" draw:layer="layout" svg:width="1.147cm" svg:height="0.77cm" svg:x="8.115cm" svg:y="3.691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1">
          <draw:custom-shape draw:name="CustomShape 62" draw:style-name="gr8" draw:text-style-name="P8" draw:layer="layout" svg:width="0.229cm" svg:height="0.515cm" svg:x="9.499cm" svg:y="4.4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3" draw:style-name="gr9" draw:text-style-name="P1" draw:layer="layout" svg:width="0.199cm" svg:height="0.53cm" svg:x="9.525cm" svg:y="4.3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4" draw:style-name="gr4" draw:text-style-name="P3" draw:layer="layout" svg:width="0.248cm" svg:height="0.278cm" svg:x="9.515cm" svg:y="3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2" draw:text-style-name="P11" draw:layer="layout" svg:width="16.794cm" svg:height="14.971cm" svg:x="0.4cm" svg:y="1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25" draw:style-name="gr1" draw:text-style-name="P1" draw:layer="layout" svg:width="9.067cm" svg:height="13.371cm" svg:x="0.2cm" svg:y="2.8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2" draw:style-name="gr2" draw:text-style-name="P2" draw:layer="layout" svg:width="12.569cm" svg:height="13.771cm" svg:x="5.225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1" draw:layer="layout" svg:width="0.119cm" svg:height="11.131cm" svg:x="8.507cm" svg:y="3.91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4" draw:text-style-name="P12" draw:layer="layout" svg:width="1.678cm" svg:height="1.49cm" svg:x="8.082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0.443cm" svg:height="0.56cm" svg:x="9.141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" draw:text-style-name="P3" draw:layer="layout" svg:width="0.443cm" svg:height="0.56cm" svg:x="13.584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5" draw:text-style-name="P1" draw:layer="layout" svg:width="3.982cm" svg:height="0.001cm" svg:x="9.585cm" svg:y="11.92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" draw:text-style-name="P3" draw:layer="layout" svg:width="0.443cm" svg:height="0.56cm" svg:x="11.382cm" svg:y="11.6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" draw:text-style-name="P3" draw:layer="layout" svg:width="0.443cm" svg:height="0.56cm" svg:x="13.64cm" svg:y="12.9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15" draw:text-style-name="P1" draw:layer="layout" svg:width="3.173cm" svg:height="0.03cm" svg:x="10.446cm" svg:y="13.23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" draw:text-style-name="P3" draw:layer="layout" svg:width="0.443cm" svg:height="0.56cm" svg:x="11.438cm" svg:y="12.9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" draw:text-style-name="P3" draw:layer="layout" svg:width="0.443cm" svg:height="0.56cm" svg:x="13.64cm" svg:y="14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15" draw:text-style-name="P1" draw:layer="layout" svg:width="3.178cm" svg:height="0.017cm" svg:x="10.445cm" svg:y="14.93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" draw:text-style-name="P3" draw:layer="layout" svg:width="0.443cm" svg:height="0.56cm" svg:x="11.438cm" svg:y="14.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6" draw:text-style-name="P5" draw:layer="layout" svg:width="2.709cm" svg:height="0.687cm" svg:x="14.463cm" svg:y="11.414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2.709cm" svg:height="0.687cm" svg:x="14.5cm" svg:y="12.869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2.709cm" svg:height="0.687cm" svg:x="14.568cm" svg:y="14.716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1.338cm" svg:height="0.687cm" draw:transform="rotate (1.5707963267949) translate (5.568cm 7.898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1.59cm" svg:height="0.687cm" svg:x="9.305cm" svg:y="15.935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5" draw:layer="layout" svg:width="4.095cm" svg:height="0.687cm" svg:x="11.024cm" svg:y="15.979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7" draw:layer="layout" svg:width="1.862cm" svg:height="0.817cm" svg:x="10.954cm" svg:y="12.127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7" draw:layer="layout" svg:width="1.862cm" svg:height="0.817cm" svg:x="10.954cm" svg:y="13.484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7" draw:layer="layout" svg:width="1.862cm" svg:height="0.817cm" svg:x="11.096cm" svg:y="15.157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" draw:text-style-name="P1" draw:layer="layout" svg:width="0.645cm" svg:height="1.146cm" svg:x="9.515cm" svg:y="12.11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7" draw:text-style-name="P7" draw:layer="layout" svg:width="1.832cm" svg:height="0.817cm" svg:x="6.4cm" svg:y="11.253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7" draw:layer="layout" svg:width="1.435cm" svg:height="0.817cm" svg:x="13.566cm" svg:y="12.061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7" draw:layer="layout" svg:width="1.435cm" svg:height="0.817cm" svg:x="13.588cm" svg:y="13.512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7" draw:layer="layout" svg:width="1.434cm" svg:height="0.817cm" svg:x="13.613cm" svg:y="15.17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5" draw:layer="layout" svg:width="1.982cm" svg:height="0.687cm" draw:transform="rotate (1.5707963267949) translate (5.542cm 5.437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5" draw:text-style-name="P1" draw:layer="layout" svg:width="2.749cm" svg:height="0.805cm" draw:transform="rotate (-1.5707963267949) translate (10.169cm 12.20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6" draw:text-style-name="P5" draw:layer="layout" svg:width="0.685cm" svg:height="0.687cm" svg:x="9.929cm" svg:y="13.893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" draw:text-style-name="P5" draw:layer="layout" svg:width="0.685cm" svg:height="0.687cm" svg:x="13.559cm" svg:y="13.954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8" draw:text-style-name="P8" draw:layer="layout" svg:width="0.229cm" svg:height="0.515cm" draw:transform="rotate (-1.5707963267949) translate (10.676cm 11.80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9" draw:text-style-name="P1" draw:layer="layout" svg:width="0.199cm" svg:height="0.53cm" draw:transform="rotate (-1.5707963267949) translate (10.691cm 11.8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8" draw:text-style-name="P8" draw:layer="layout" svg:width="0.229cm" svg:height="0.515cm" draw:transform="rotate (-1.5707963267949) translate (13.064cm 11.80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9" draw:text-style-name="P1" draw:layer="layout" svg:width="0.199cm" svg:height="0.53cm" draw:transform="rotate (-1.5707963267949) translate (13.079cm 11.8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8" draw:text-style-name="P8" draw:layer="layout" svg:width="0.229cm" svg:height="0.515cm" draw:transform="rotate (-1.5707963267949) translate (13.075cm 13.1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9" draw:text-style-name="P1" draw:layer="layout" svg:width="0.199cm" svg:height="0.53cm" draw:transform="rotate (-1.5707963267949) translate (13.09cm 13.1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8" draw:text-style-name="P8" draw:layer="layout" svg:width="0.229cm" svg:height="0.515cm" draw:transform="rotate (-1.5707963267949) translate (10.705cm 13.15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9" draw:text-style-name="P1" draw:layer="layout" svg:width="0.199cm" svg:height="0.53cm" draw:transform="rotate (-1.5707963267949) translate (10.72cm 13.18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8" draw:text-style-name="P8" draw:layer="layout" svg:width="0.229cm" svg:height="0.515cm" draw:transform="rotate (-1.5707963267949) translate (10.705cm 14.8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9" draw:text-style-name="P1" draw:layer="layout" svg:width="0.199cm" svg:height="0.53cm" draw:transform="rotate (-1.5707963267949) translate (10.72cm 14.8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8" draw:text-style-name="P8" draw:layer="layout" svg:width="0.229cm" svg:height="0.515cm" draw:transform="rotate (-1.5707963267949) translate (13.064cm 14.81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9" draw:text-style-name="P1" draw:layer="layout" svg:width="0.199cm" svg:height="0.53cm" draw:transform="rotate (-1.5707963267949) translate (13.079cm 14.84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7" draw:text-style-name="P7" draw:layer="layout" svg:width="1.443cm" svg:height="0.77cm" svg:x="6.978cm" svg:y="5.589cm">
          <text:p text:style-name="P6"><text:span text:style-name="T7"></text:span><text:span text:style-name="T8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7" draw:layer="layout" svg:width="1.758cm" svg:height="0.77cm" svg:x="8.22cm" svg:y="7.974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" draw:text-style-name="P7" draw:layer="layout" svg:width="1.147cm" svg:height="0.77cm" svg:x="7.022cm" svg:y="4.145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6" draw:text-style-name="P13" draw:layer="layout" svg:width="2.026cm" svg:height="0.745cm" svg:x="11.38cm" svg:y="4.152cm">
          <text:p text:style-name="P4"><text:span text:style-name="T10"></text:span><text:span text:style-name="T11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6" draw:text-style-name="P7" draw:layer="layout" svg:width="1.733cm" svg:height="0.745cm" svg:x="9.863cm" svg:y="7.539cm">
          <text:p text:style-name="P6"><text:span text:style-name="T12">F</text:span><text:span text:style-name="T11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" draw:text-style-name="P3" draw:layer="layout" svg:width="0.248cm" svg:height="0.278cm" svg:x="8.402cm" svg:y="5.8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8" draw:text-style-name="P8" draw:layer="layout" svg:width="0.229cm" svg:height="0.515cm" svg:x="8.399cm" svg:y="6.39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9" draw:text-style-name="P1" draw:layer="layout" svg:width="0.199cm" svg:height="0.53cm" svg:x="8.425cm" svg:y="6.38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8" draw:text-style-name="P8" draw:layer="layout" svg:width="0.229cm" svg:height="0.515cm" svg:x="8.406cm" svg:y="4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9" draw:text-style-name="P1" draw:layer="layout" svg:width="0.199cm" svg:height="0.53cm" svg:x="8.432cm" svg:y="4.894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4" draw:text-style-name="P3" draw:layer="layout" svg:width="0.248cm" svg:height="0.278cm" svg:x="8.399cm" svg:y="4.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6" draw:text-style-name="P7" draw:layer="layout" svg:width="1.677cm" svg:height="0.745cm" svg:x="9.411cm" svg:y="9.332cm">
          <text:p text:style-name="P6"><text:span text:style-name="T12">E</text:span><text:span text:style-name="T11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6" draw:text-style-name="P7" draw:layer="layout" svg:width="1.677cm" svg:height="0.745cm" svg:x="8.415cm" svg:y="6.796cm">
          <text:p text:style-name="P6"><text:span text:style-name="T12">E</text:span><text:span text:style-name="T11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7" draw:text-style-name="P1" draw:layer="layout" svg:width="2.6cm" svg:height="0.001cm" svg:x="8.739cm" svg:y="4.4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6" draw:text-style-name="P7" draw:layer="layout" svg:width="1.733cm" svg:height="0.745cm" svg:x="9.309cm" svg:y="3.702cm">
          <text:p text:style-name="P6"><text:span text:style-name="T12">F</text:span><text:span text:style-name="T11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6" draw:text-style-name="P7" draw:layer="layout" svg:width="1.677cm" svg:height="0.745cm" svg:x="7.971cm" svg:y="3cm">
          <text:p text:style-name="P6"><text:span text:style-name="T12">E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" draw:text-style-name="P3" draw:layer="layout" svg:width="0.443cm" svg:height="0.56cm" svg:x="8.319cm" svg:y="11.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8" draw:text-style-name="P8" draw:layer="layout" svg:width="0.229cm" svg:height="0.515cm" svg:x="8.409cm" svg:y="10.49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9" draw:text-style-name="P1" draw:layer="layout" svg:width="0.199cm" svg:height="0.53cm" svg:x="8.435cm" svg:y="10.48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" draw:text-style-name="P3" draw:layer="layout" svg:width="0.443cm" svg:height="0.56cm" svg:x="8.391cm" svg:y="14.4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7" draw:text-style-name="P7" draw:layer="layout" svg:width="1.832cm" svg:height="0.817cm" svg:x="6.439cm" svg:y="14.135cm">
          <text:p text:style-name="P6"><text:span text:style-name="T3"></text:span><text:span text:style-name="T4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8" draw:text-style-name="P8" draw:layer="layout" svg:width="0.229cm" svg:height="0.515cm" svg:x="8.472cm" svg:y="13.0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9" draw:text-style-name="P1" draw:layer="layout" svg:width="0.199cm" svg:height="0.53cm" svg:x="8.498cm" svg:y="13.03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18" draw:text-style-name="P14" draw:layer="layout" svg:width="1.967cm" svg:height="1.49cm" svg:x="11.438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7" draw:text-style-name="P1" draw:layer="layout" svg:width="1.662cm" svg:height="0.001cm" svg:x="9.76cm" svg:y="8.3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7" draw:text-style-name="P7" draw:layer="layout" svg:width="1.758cm" svg:height="0.77cm" svg:x="11.447cm" svg:y="7.972cm">
          <text:p text:style-name="P6"><text:span text:style-name="T7"></text:span><text:span text:style-name="T8">symp,</text:span><text:span text:style-name="T13"> </text:span><text:span text:style-name="T8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6" draw:text-style-name="P5" draw:layer="layout" svg:width="1.904cm" svg:height="0.687cm" draw:transform="rotate (1.5707963267949) translate (5.511cm 13.565cm)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9" draw:text-style-name="P1" draw:layer="layout" svg:width="0.012cm" svg:height="2.528cm" svg:x="9.365cm" svg:y="9.09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8" draw:text-style-name="P8" draw:layer="layout" svg:width="0.229cm" svg:height="0.515cm" svg:x="9.231cm" svg:y="10.4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9" draw:text-style-name="P1" draw:layer="layout" svg:width="0.199cm" svg:height="0.53cm" svg:x="9.257cm" svg:y="10.47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2" draw:text-style-name="P11" draw:layer="layout" svg:width="24.2cm" svg:height="14.971cm" svg:x="0.593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11" draw:style-name="gr1" draw:text-style-name="P1" draw:layer="layout" svg:width="9.067cm" svg:height="13.371cm" svg:x="0.2cm" svg:y="2.8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2" draw:style-name="gr2" draw:text-style-name="P2" draw:layer="layout" svg:width="19.768cm" svg:height="13.771cm" svg:x="5.225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1" draw:layer="layout" svg:width="0.119cm" svg:height="11.131cm" svg:x="15.91cm" svg:y="3.67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4" draw:text-style-name="P12" draw:layer="layout" svg:width="1.678cm" svg:height="1.49cm" svg:x="15.485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0.443cm" svg:height="0.56cm" svg:x="16.544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" draw:text-style-name="P3" draw:layer="layout" svg:width="0.443cm" svg:height="0.56cm" svg:x="20.987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5" draw:text-style-name="P1" draw:layer="layout" svg:width="3.982cm" svg:height="0.001cm" svg:x="16.988cm" svg:y="11.68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" draw:text-style-name="P3" draw:layer="layout" svg:width="0.443cm" svg:height="0.56cm" svg:x="18.785cm" svg:y="11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" draw:text-style-name="P3" draw:layer="layout" svg:width="0.443cm" svg:height="0.56cm" svg:x="21.043cm" svg:y="12.7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15" draw:text-style-name="P1" draw:layer="layout" svg:width="3.173cm" svg:height="0.03cm" svg:x="17.849cm" svg:y="13.00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" draw:text-style-name="P3" draw:layer="layout" svg:width="0.443cm" svg:height="0.56cm" svg:x="18.841cm" svg:y="12.7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" draw:text-style-name="P3" draw:layer="layout" svg:width="0.443cm" svg:height="0.56cm" svg:x="21.043cm" svg:y="14.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15" draw:text-style-name="P1" draw:layer="layout" svg:width="3.178cm" svg:height="0.017cm" svg:x="17.848cm" svg:y="14.70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" draw:text-style-name="P3" draw:layer="layout" svg:width="0.443cm" svg:height="0.56cm" svg:x="18.841cm" svg:y="14.4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6" draw:text-style-name="P5" draw:layer="layout" svg:width="2.709cm" svg:height="0.687cm" svg:x="21.866cm" svg:y="11.181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2.709cm" svg:height="0.687cm" svg:x="21.903cm" svg:y="12.636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2.709cm" svg:height="0.687cm" svg:x="21.971cm" svg:y="14.483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1.338cm" svg:height="0.687cm" draw:transform="rotate (1.5707963267949) translate (5.568cm 7.898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1.59cm" svg:height="0.687cm" svg:x="16.708cm" svg:y="15.702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5" draw:layer="layout" svg:width="4.095cm" svg:height="0.687cm" svg:x="18.427cm" svg:y="15.746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7" draw:layer="layout" svg:width="1.862cm" svg:height="0.817cm" svg:x="18.357cm" svg:y="11.894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7" draw:layer="layout" svg:width="1.862cm" svg:height="0.817cm" svg:x="18.357cm" svg:y="13.251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7" draw:layer="layout" svg:width="1.862cm" svg:height="0.817cm" svg:x="18.499cm" svg:y="14.924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" draw:text-style-name="P1" draw:layer="layout" svg:width="0.645cm" svg:height="1.146cm" svg:x="16.918cm" svg:y="11.88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7" draw:text-style-name="P7" draw:layer="layout" svg:width="1.832cm" svg:height="0.817cm" svg:x="13.803cm" svg:y="11.0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7" draw:layer="layout" svg:width="1.435cm" svg:height="0.817cm" svg:x="20.969cm" svg:y="11.828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7" draw:layer="layout" svg:width="1.435cm" svg:height="0.817cm" svg:x="20.991cm" svg:y="13.279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7" draw:layer="layout" svg:width="1.434cm" svg:height="0.817cm" svg:x="21.016cm" svg:y="14.937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5" draw:layer="layout" svg:width="1.982cm" svg:height="0.687cm" draw:transform="rotate (1.5707963267949) translate (5.542cm 5.437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5" draw:text-style-name="P1" draw:layer="layout" svg:width="2.749cm" svg:height="0.805cm" draw:transform="rotate (-1.5707963267949) translate (17.572cm 11.97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6" draw:text-style-name="P5" draw:layer="layout" svg:width="0.685cm" svg:height="0.687cm" svg:x="17.332cm" svg:y="13.66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" draw:text-style-name="P5" draw:layer="layout" svg:width="0.685cm" svg:height="0.687cm" svg:x="20.962cm" svg:y="13.721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8" draw:text-style-name="P8" draw:layer="layout" svg:width="0.229cm" svg:height="0.515cm" draw:transform="rotate (-1.5707963267949) translate (18.079cm 11.56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9" draw:text-style-name="P1" draw:layer="layout" svg:width="0.199cm" svg:height="0.53cm" draw:transform="rotate (-1.5707963267949) translate (18.093cm 11.5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8" draw:text-style-name="P8" draw:layer="layout" svg:width="0.229cm" svg:height="0.515cm" draw:transform="rotate (-1.5707963267949) translate (20.467cm 11.57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9" draw:text-style-name="P1" draw:layer="layout" svg:width="0.199cm" svg:height="0.53cm" draw:transform="rotate (-1.5707963267949) translate (20.482cm 11.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8" draw:text-style-name="P8" draw:layer="layout" svg:width="0.229cm" svg:height="0.515cm" draw:transform="rotate (-1.5707963267949) translate (20.478cm 12.88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9" draw:text-style-name="P1" draw:layer="layout" svg:width="0.199cm" svg:height="0.53cm" draw:transform="rotate (-1.5707963267949) translate (20.493cm 12.912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8" draw:text-style-name="P8" draw:layer="layout" svg:width="0.229cm" svg:height="0.515cm" draw:transform="rotate (-1.5707963267949) translate (18.108cm 12.9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9" draw:text-style-name="P1" draw:layer="layout" svg:width="0.199cm" svg:height="0.53cm" draw:transform="rotate (-1.5707963267949) translate (18.122cm 12.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8" draw:text-style-name="P8" draw:layer="layout" svg:width="0.229cm" svg:height="0.515cm" draw:transform="rotate (-1.5707963267949) translate (18.108cm 14.61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9" draw:text-style-name="P1" draw:layer="layout" svg:width="0.199cm" svg:height="0.53cm" draw:transform="rotate (-1.5707963267949) translate (18.122cm 14.63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8" draw:text-style-name="P8" draw:layer="layout" svg:width="0.229cm" svg:height="0.515cm" draw:transform="rotate (-1.5707963267949) translate (20.467cm 14.58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9" draw:text-style-name="P1" draw:layer="layout" svg:width="0.199cm" svg:height="0.53cm" draw:transform="rotate (-1.5707963267949) translate (20.482cm 14.611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7" draw:text-style-name="P7" draw:layer="layout" svg:width="1.443cm" svg:height="0.77cm" svg:x="14.381cm" svg:y="5.356cm">
          <text:p text:style-name="P6"><text:span text:style-name="T7"></text:span><text:span text:style-name="T8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7" draw:layer="layout" svg:width="1.758cm" svg:height="0.77cm" svg:x="15.623cm" svg:y="7.741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" draw:text-style-name="P7" draw:layer="layout" svg:width="1.147cm" svg:height="0.77cm" svg:x="14.425cm" svg:y="3.912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6" draw:text-style-name="P13" draw:layer="layout" svg:width="2.026cm" svg:height="0.745cm" svg:x="18.783cm" svg:y="3.919cm">
          <text:p text:style-name="P4"><text:span text:style-name="T10"></text:span><text:span text:style-name="T11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6" draw:text-style-name="P7" draw:layer="layout" svg:width="1.733cm" svg:height="0.745cm" svg:x="17.266cm" svg:y="7.306cm">
          <text:p text:style-name="P6"><text:span text:style-name="T12">F</text:span><text:span text:style-name="T11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" draw:text-style-name="P3" draw:layer="layout" svg:width="0.248cm" svg:height="0.278cm" svg:x="15.805cm" svg:y="5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8" draw:text-style-name="P8" draw:layer="layout" svg:width="0.229cm" svg:height="0.515cm" svg:x="15.802cm" svg:y="6.1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9" draw:text-style-name="P1" draw:layer="layout" svg:width="0.199cm" svg:height="0.53cm" svg:x="15.828cm" svg:y="6.14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8" draw:text-style-name="P8" draw:layer="layout" svg:width="0.229cm" svg:height="0.515cm" svg:x="15.809cm" svg:y="4.6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9" draw:text-style-name="P1" draw:layer="layout" svg:width="0.199cm" svg:height="0.53cm" svg:x="15.835cm" svg:y="4.66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4" draw:text-style-name="P3" draw:layer="layout" svg:width="0.248cm" svg:height="0.278cm" svg:x="15.802cm" svg:y="4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6" draw:text-style-name="P7" draw:layer="layout" svg:width="1.677cm" svg:height="0.745cm" svg:x="16.814cm" svg:y="9.099cm">
          <text:p text:style-name="P6"><text:span text:style-name="T12">E</text:span><text:span text:style-name="T11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6" draw:text-style-name="P7" draw:layer="layout" svg:width="1.677cm" svg:height="0.745cm" svg:x="15.818cm" svg:y="6.563cm">
          <text:p text:style-name="P6"><text:span text:style-name="T12">E</text:span><text:span text:style-name="T11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7" draw:text-style-name="P1" draw:layer="layout" svg:width="2.6cm" svg:height="0.001cm" svg:x="16.142cm" svg:y="4.23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6" draw:text-style-name="P7" draw:layer="layout" svg:width="1.733cm" svg:height="0.745cm" svg:x="16.712cm" svg:y="3.469cm">
          <text:p text:style-name="P6"><text:span text:style-name="T12">F</text:span><text:span text:style-name="T11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6" draw:text-style-name="P7" draw:layer="layout" svg:width="1.677cm" svg:height="0.745cm" svg:x="15.374cm" svg:y="2.767cm">
          <text:p text:style-name="P6"><text:span text:style-name="T12">E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" draw:text-style-name="P3" draw:layer="layout" svg:width="0.443cm" svg:height="0.56cm" svg:x="15.722cm" svg:y="11.4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8" draw:text-style-name="P8" draw:layer="layout" svg:width="0.229cm" svg:height="0.515cm" svg:x="15.812cm" svg:y="10.2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9" draw:text-style-name="P1" draw:layer="layout" svg:width="0.199cm" svg:height="0.53cm" svg:x="15.838cm" svg:y="10.2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" draw:text-style-name="P3" draw:layer="layout" svg:width="0.443cm" svg:height="0.56cm" svg:x="15.794cm" svg:y="1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7" draw:text-style-name="P7" draw:layer="layout" svg:width="1.832cm" svg:height="0.817cm" svg:x="13.842cm" svg:y="13.902cm">
          <text:p text:style-name="P6"><text:span text:style-name="T3"></text:span><text:span text:style-name="T4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8" draw:text-style-name="P8" draw:layer="layout" svg:width="0.229cm" svg:height="0.515cm" svg:x="15.875cm" svg:y="12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9" draw:text-style-name="P1" draw:layer="layout" svg:width="0.199cm" svg:height="0.53cm" svg:x="15.901cm" svg:y="12.80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18" draw:text-style-name="P14" draw:layer="layout" svg:width="1.967cm" svg:height="1.49cm" svg:x="18.841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7" draw:text-style-name="P1" draw:layer="layout" svg:width="1.662cm" svg:height="0.001cm" svg:x="17.163cm" svg:y="8.13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7" draw:text-style-name="P7" draw:layer="layout" svg:width="1.758cm" svg:height="0.77cm" svg:x="18.85cm" svg:y="7.739cm">
          <text:p text:style-name="P6"><text:span text:style-name="T7"></text:span><text:span text:style-name="T8">symp,</text:span><text:span text:style-name="T13"> </text:span><text:span text:style-name="T8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6" draw:text-style-name="P5" draw:layer="layout" svg:width="1.904cm" svg:height="0.687cm" draw:transform="rotate (1.5707963267949) translate (5.511cm 13.565cm)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9" draw:text-style-name="P1" draw:layer="layout" svg:width="0.012cm" svg:height="2.528cm" svg:x="16.768cm" svg:y="8.858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8" draw:text-style-name="P8" draw:layer="layout" svg:width="0.229cm" svg:height="0.515cm" svg:x="16.634cm" svg:y="10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9" draw:text-style-name="P1" draw:layer="layout" svg:width="0.199cm" svg:height="0.53cm" svg:x="16.66cm" svg:y="10.23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86" draw:style-name="gr3" draw:text-style-name="P1" draw:layer="layout" svg:width="0.119cm" svg:height="8.126cm" svg:x="7.946cm" svg:y="3.64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7" draw:style-name="gr4" draw:text-style-name="P3" draw:layer="layout" svg:width="0.443cm" svg:height="0.56cm" svg:x="7.846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8" draw:style-name="gr4" draw:text-style-name="P3" draw:layer="layout" svg:width="0.443cm" svg:height="0.56cm" svg:x="12.289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9" draw:style-name="gr5" draw:text-style-name="P1" draw:layer="layout" svg:width="3.982cm" svg:height="0.001cm" svg:x="8.29cm" svg:y="11.49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0" draw:style-name="gr4" draw:text-style-name="P3" draw:layer="layout" svg:width="0.443cm" svg:height="0.56cm" svg:x="10.087cm" svg:y="11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1" draw:style-name="gr4" draw:text-style-name="P3" draw:layer="layout" svg:width="0.443cm" svg:height="0.56cm" svg:x="12.345cm" svg:y="12.5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2" draw:style-name="gr5" draw:text-style-name="P1" draw:layer="layout" svg:width="3.173cm" svg:height="0.03cm" svg:x="9.151cm" svg:y="12.8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3" draw:style-name="gr4" draw:text-style-name="P3" draw:layer="layout" svg:width="0.443cm" svg:height="0.56cm" svg:x="10.143cm" svg:y="12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4" draw:style-name="gr4" draw:text-style-name="P3" draw:layer="layout" svg:width="0.443cm" svg:height="0.56cm" svg:x="12.345cm" svg:y="14.2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5" draw:style-name="gr5" draw:text-style-name="P1" draw:layer="layout" svg:width="3.178cm" svg:height="0.017cm" svg:x="9.15cm" svg:y="14.51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6" draw:style-name="gr4" draw:text-style-name="P3" draw:layer="layout" svg:width="0.443cm" svg:height="0.56cm" svg:x="10.143cm" svg:y="14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7" draw:style-name="gr6" draw:text-style-name="P5" draw:layer="layout" svg:width="1.59cm" svg:height="0.687cm" svg:x="8.01cm" svg:y="15.51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6" draw:text-style-name="P5" draw:layer="layout" svg:width="4.095cm" svg:height="0.687cm" svg:x="9.729cm" svg:y="15.55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7" draw:text-style-name="P7" draw:layer="layout" svg:width="1.862cm" svg:height="0.817cm" svg:x="9.659cm" svg:y="11.70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7" draw:text-style-name="P7" draw:layer="layout" svg:width="1.862cm" svg:height="0.817cm" svg:x="9.659cm" svg:y="13.05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7" draw:text-style-name="P7" draw:layer="layout" svg:width="1.862cm" svg:height="0.817cm" svg:x="9.801cm" svg:y="14.73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5" draw:text-style-name="P1" draw:layer="layout" svg:width="0.645cm" svg:height="1.146cm" svg:x="8.22cm" svg:y="11.68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3" draw:style-name="gr7" draw:text-style-name="P7" draw:layer="layout" svg:width="1.832cm" svg:height="0.817cm" svg:x="6.072cm" svg:y="10.95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7" draw:text-style-name="P7" draw:layer="layout" svg:width="1.435cm" svg:height="0.817cm" svg:x="12.271cm" svg:y="11.63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7" draw:text-style-name="P7" draw:layer="layout" svg:width="1.435cm" svg:height="0.817cm" svg:x="12.293cm" svg:y="13.08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7" draw:text-style-name="P7" draw:layer="layout" svg:width="1.434cm" svg:height="0.817cm" svg:x="12.318cm" svg:y="14.74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5" draw:text-style-name="P1" draw:layer="layout" svg:width="2.749cm" svg:height="0.805cm" draw:transform="rotate (-1.5707963267949) translate (8.874cm 11.78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08" draw:style-name="gr6" draw:text-style-name="P5" draw:layer="layout" svg:width="0.685cm" svg:height="0.687cm" svg:x="8.634cm" svg:y="13.46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6" draw:text-style-name="P5" draw:layer="layout" svg:width="0.685cm" svg:height="0.687cm" svg:x="12.264cm" svg:y="13.52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0">
          <draw:custom-shape draw:name="CustomShape 111" draw:style-name="gr8" draw:text-style-name="P8" draw:layer="layout" svg:width="0.229cm" svg:height="0.515cm" draw:transform="rotate (-1.5707963267949) translate (9.381cm 11.37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2" draw:style-name="gr9" draw:text-style-name="P1" draw:layer="layout" svg:width="0.199cm" svg:height="0.53cm" draw:transform="rotate (-1.5707963267949) translate (9.394cm 11.40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3">
          <draw:custom-shape draw:name="CustomShape 114" draw:style-name="gr8" draw:text-style-name="P8" draw:layer="layout" svg:width="0.229cm" svg:height="0.515cm" draw:transform="rotate (-1.5707963267949) translate (11.769cm 11.38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5" draw:style-name="gr9" draw:text-style-name="P1" draw:layer="layout" svg:width="0.199cm" svg:height="0.53cm" draw:transform="rotate (-1.5707963267949) translate (11.784cm 11.40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6">
          <draw:custom-shape draw:name="CustomShape 117" draw:style-name="gr8" draw:text-style-name="P8" draw:layer="layout" svg:width="0.229cm" svg:height="0.515cm" draw:transform="rotate (-1.5707963267949) translate (11.78cm 12.69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8" draw:style-name="gr9" draw:text-style-name="P1" draw:layer="layout" svg:width="0.199cm" svg:height="0.53cm" draw:transform="rotate (-1.5707963267949) translate (11.795cm 12.71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9">
          <draw:custom-shape draw:name="CustomShape 120" draw:style-name="gr8" draw:text-style-name="P8" draw:layer="layout" svg:width="0.229cm" svg:height="0.515cm" draw:transform="rotate (-1.5707963267949) translate (9.41cm 12.73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1" draw:style-name="gr9" draw:text-style-name="P1" draw:layer="layout" svg:width="0.199cm" svg:height="0.53cm" draw:transform="rotate (-1.5707963267949) translate (9.424cm 12.75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2">
          <draw:custom-shape draw:name="CustomShape 123" draw:style-name="gr8" draw:text-style-name="P8" draw:layer="layout" svg:width="0.229cm" svg:height="0.515cm" draw:transform="rotate (-1.5707963267949) translate (9.41cm 14.4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4" draw:style-name="gr9" draw:text-style-name="P1" draw:layer="layout" svg:width="0.199cm" svg:height="0.53cm" draw:transform="rotate (-1.5707963267949) translate (9.424cm 14.4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5">
          <draw:custom-shape draw:name="CustomShape 126" draw:style-name="gr8" draw:text-style-name="P8" draw:layer="layout" svg:width="0.229cm" svg:height="0.515cm" draw:transform="rotate (-1.5707963267949) translate (11.769cm 14.39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7" draw:style-name="gr9" draw:text-style-name="P1" draw:layer="layout" svg:width="0.199cm" svg:height="0.53cm" draw:transform="rotate (-1.5707963267949) translate (11.784cm 14.41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28" draw:style-name="gr4" draw:text-style-name="P3" draw:layer="layout" svg:width="0.248cm" svg:height="0.278cm" svg:x="7.916cm" svg:y="5.9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9" draw:style-name="gr7" draw:text-style-name="P7" draw:layer="layout" svg:width="1.443cm" svg:height="0.77cm" svg:x="6.492cm" svg:y="5.806cm">
          <text:p text:style-name="P6"><text:span text:style-name="T7"></text:span><text:span text:style-name="T8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7" draw:text-style-name="P7" draw:layer="layout" svg:width="1.443cm" svg:height="0.77cm" svg:x="6.513cm" svg:y="7.784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1">
          <draw:custom-shape draw:name="CustomShape 132" draw:style-name="gr8" draw:text-style-name="P8" draw:layer="layout" svg:width="0.229cm" svg:height="0.515cm" svg:x="7.909cm" svg:y="6.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3" draw:style-name="gr9" draw:text-style-name="P1" draw:layer="layout" svg:width="0.199cm" svg:height="0.53cm" svg:x="7.935cm" svg:y="6.83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4" draw:style-name="gr4" draw:text-style-name="P3" draw:layer="layout" svg:width="0.248cm" svg:height="0.278cm" svg:x="7.94cm" svg:y="8.0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35">
          <draw:custom-shape draw:name="CustomShape 136" draw:style-name="gr8" draw:text-style-name="P8" draw:layer="layout" svg:width="0.229cm" svg:height="0.515cm" svg:x="7.957cm" svg:y="9.7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7" draw:style-name="gr9" draw:text-style-name="P1" draw:layer="layout" svg:width="0.199cm" svg:height="0.53cm" svg:x="7.983cm" svg:y="9.70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8" draw:style-name="gr7" draw:text-style-name="P7" draw:layer="layout" svg:width="1.147cm" svg:height="0.77cm" svg:x="6.537cm" svg:y="4.103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9">
          <draw:custom-shape draw:name="CustomShape 140" draw:style-name="gr8" draw:text-style-name="P8" draw:layer="layout" svg:width="0.229cm" svg:height="0.515cm" svg:x="7.85cm" svg:y="4.9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1" draw:style-name="gr9" draw:text-style-name="P1" draw:layer="layout" svg:width="0.199cm" svg:height="0.53cm" svg:x="7.876cm" svg:y="4.9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42" draw:style-name="gr4" draw:text-style-name="P3" draw:layer="layout" svg:width="0.248cm" svg:height="0.278cm" svg:x="7.855cm" svg:y="4.2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3" draw:style-name="gr6" draw:text-style-name="P5" draw:layer="layout" svg:width="5.788cm" svg:height="1.256cm" svg:x="5.262cm" svg:y="1.649cm">
          <text:p text:style-name="P4"><text:span text:style-name="T14"><text:s/></text:span><text:span text:style-name="T14">a) Hydraulics </text:span><text:span text:style-name="T15">without</text:span><text:span text:style-name="T14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6" draw:text-style-name="P5" draw:layer="layout" svg:width="5.788cm" svg:height="1.258cm" svg:x="12.915cm" svg:y="1.64cm">
          <text:p text:style-name="P4"><text:span text:style-name="T14"><text:s/></text:span><text:span text:style-name="T14">b) Hydraulics </text:span><text:span text:style-name="T15">with</text:span><text:span text:style-name="T14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6" draw:text-style-name="P7" draw:layer="layout" svg:width="1.677cm" svg:height="0.745cm" svg:x="7.388cm" svg:y="2.832cm">
          <text:p text:style-name="P6"><text:span text:style-name="T12">E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11" draw:text-style-name="P10" draw:layer="layout" svg:width="9.737cm" svg:height="12.935cm" svg:x="4.309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8.199cm" svg:height="11.362cm" svg:x="4.329cm" svg:y="3.675cm">
          <draw:image xlink:href="Pictures/100000000000040300000514AC48A63307D617C2.jpg" xlink:type="simple" xlink:show="embed" xlink:actuate="onLoad" loext:mime-type="image/jpeg">
            <text:p/>
          </draw:image>
        </draw:frame>
        <draw:custom-shape draw:name="CustomShape 2" draw:style-name="gr11" draw:text-style-name="P10" draw:layer="layout" svg:width="10.069cm" svg:height="12.935cm" svg:x="9.163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1" draw:layer="layout" svg:width="0.039cm" svg:height="7.474cm" svg:x="11.379cm" svg:y="3.2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4" draw:text-style-name="P3" draw:layer="layout" svg:width="0.248cm" svg:height="0.278cm" svg:x="11.2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4" draw:text-style-name="P3" draw:layer="layout" svg:width="0.443cm" svg:height="0.56cm" svg:x="11.2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" draw:text-style-name="P3" draw:layer="layout" svg:width="0.443cm" svg:height="0.56cm" svg:x="15.6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5" draw:text-style-name="P1" draw:layer="layout" svg:width="3.982cm" svg:height="0.001cm" svg:x="11.6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" draw:text-style-name="P3" draw:layer="layout" svg:width="0.443cm" svg:height="0.56cm" svg:x="13.4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" draw:text-style-name="P3" draw:layer="layout" svg:width="0.443cm" svg:height="0.56cm" svg:x="15.7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5" draw:text-style-name="P1" draw:layer="layout" svg:width="3.173cm" svg:height="0.03cm" svg:x="12.506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" draw:text-style-name="P3" draw:layer="layout" svg:width="0.443cm" svg:height="0.56cm" svg:x="13.4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" draw:text-style-name="P3" draw:layer="layout" svg:width="0.443cm" svg:height="0.56cm" svg:x="15.7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5" draw:text-style-name="P1" draw:layer="layout" svg:width="3.178cm" svg:height="0.017cm" svg:x="12.5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" draw:text-style-name="P3" draw:layer="layout" svg:width="0.443cm" svg:height="0.56cm" svg:x="13.4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6" draw:text-style-name="P5" draw:layer="layout" svg:width="2.709cm" svg:height="0.687cm" svg:x="16.523cm" svg:y="9.959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2.709cm" svg:height="0.687cm" svg:x="16.56cm" svg:y="11.414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2.709cm" svg:height="0.687cm" svg:x="16.628cm" svg:y="13.261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1.59cm" svg:height="0.687cm" svg:x="11.365cm" svg:y="14.48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4.095cm" svg:height="0.687cm" svg:x="13.084cm" svg:y="14.52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7" draw:layer="layout" svg:width="1.862cm" svg:height="0.817cm" svg:x="13.014cm" svg:y="10.67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7" draw:layer="layout" svg:width="1.862cm" svg:height="0.817cm" svg:x="13.014cm" svg:y="12.02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7" draw:layer="layout" svg:width="1.862cm" svg:height="0.817cm" svg:x="13.156cm" svg:y="13.70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" draw:text-style-name="P1" draw:layer="layout" svg:width="0.645cm" svg:height="1.146cm" svg:x="11.575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7" draw:text-style-name="P7" draw:layer="layout" svg:width="1.832cm" svg:height="0.817cm" svg:x="9.427cm" svg:y="9.92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" draw:text-style-name="P7" draw:layer="layout" svg:width="1.435cm" svg:height="0.817cm" svg:x="15.626cm" svg:y="10.60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7" draw:layer="layout" svg:width="1.435cm" svg:height="0.817cm" svg:x="15.648cm" svg:y="12.05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7" draw:layer="layout" svg:width="1.434cm" svg:height="0.817cm" svg:x="15.673cm" svg:y="13.71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" draw:text-style-name="P5" draw:layer="layout" svg:width="0.685cm" svg:height="0.687cm" svg:x="10.094cm" svg:y="6.022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" draw:text-style-name="P7" draw:layer="layout" svg:width="1.443cm" svg:height="0.77cm" svg:x="9.868cm" svg:y="8.098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7" draw:layer="layout" svg:width="1.443cm" svg:height="0.77cm" svg:x="9.868cm" svg:y="6.653cm">
          <text:p text:style-name="P6"><text:span text:style-name="T7"></text:span><text:span text:style-name="T8">stem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" draw:text-style-name="P1" draw:layer="layout" svg:width="2.749cm" svg:height="0.805cm" draw:transform="rotate (-1.5707963267949) translate (12.229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6" draw:text-style-name="P5" draw:layer="layout" svg:width="0.685cm" svg:height="0.687cm" svg:x="11.989cm" svg:y="12.43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5" draw:layer="layout" svg:width="0.685cm" svg:height="0.687cm" svg:x="15.619cm" svg:y="12.49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8" draw:text-style-name="P8" draw:layer="layout" svg:width="0.229cm" svg:height="0.515cm" svg:x="11.312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9" draw:text-style-name="P1" draw:layer="layout" svg:width="0.199cm" svg:height="0.53cm" svg:x="11.338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37" draw:style-name="gr4" draw:text-style-name="P3" draw:layer="layout" svg:width="0.248cm" svg:height="0.278cm" svg:x="11.295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38">
          <draw:custom-shape draw:name="CustomShape 39" draw:style-name="gr8" draw:text-style-name="P8" draw:layer="layout" svg:width="0.229cm" svg:height="0.515cm" svg:x="11.312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9" draw:text-style-name="P1" draw:layer="layout" svg:width="0.199cm" svg:height="0.53cm" svg:x="11.338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1" draw:style-name="gr4" draw:text-style-name="P3" draw:layer="layout" svg:width="0.248cm" svg:height="0.278cm" svg:x="11.295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42">
          <draw:custom-shape draw:name="CustomShape 43" draw:style-name="gr8" draw:text-style-name="P8" draw:layer="layout" svg:width="0.229cm" svg:height="0.515cm" svg:x="11.3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9" draw:text-style-name="P1" draw:layer="layout" svg:width="0.199cm" svg:height="0.53cm" svg:x="11.3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8" draw:text-style-name="P8" draw:layer="layout" svg:width="0.229cm" svg:height="0.515cm" draw:transform="rotate (-1.5707963267949) translate (12.7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9" draw:text-style-name="P1" draw:layer="layout" svg:width="0.199cm" svg:height="0.53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8" draw:text-style-name="P8" draw:layer="layout" svg:width="0.229cm" svg:height="0.515cm" draw:transform="rotate (-1.5707963267949) translate (15.1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9" draw:text-style-name="P1" draw:layer="layout" svg:width="0.199cm" svg:height="0.53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1">
          <draw:custom-shape draw:name="CustomShape 52" draw:style-name="gr8" draw:text-style-name="P8" draw:layer="layout" svg:width="0.229cm" svg:height="0.515cm" draw:transform="rotate (-1.5707963267949) translate (15.1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3" draw:style-name="gr9" draw:text-style-name="P1" draw:layer="layout" svg:width="0.199cm" svg:height="0.53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4">
          <draw:custom-shape draw:name="CustomShape 55" draw:style-name="gr8" draw:text-style-name="P8" draw:layer="layout" svg:width="0.229cm" svg:height="0.515cm" draw:transform="rotate (-1.5707963267949) translate (12.7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6" draw:style-name="gr9" draw:text-style-name="P1" draw:layer="layout" svg:width="0.199cm" svg:height="0.53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7">
          <draw:custom-shape draw:name="CustomShape 58" draw:style-name="gr8" draw:text-style-name="P8" draw:layer="layout" svg:width="0.229cm" svg:height="0.515cm" svg:x="11.278cm" svg:y="4.3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9" draw:text-style-name="P1" draw:layer="layout" svg:width="0.199cm" svg:height="0.53cm" svg:x="11.304cm" svg:y="4.29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8" draw:text-style-name="P8" draw:layer="layout" svg:width="0.229cm" svg:height="0.515cm" draw:transform="rotate (-1.5707963267949) translate (12.7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9" draw:text-style-name="P1" draw:layer="layout" svg:width="0.199cm" svg:height="0.53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3">
          <draw:custom-shape draw:name="CustomShape 64" draw:style-name="gr8" draw:text-style-name="P8" draw:layer="layout" svg:width="0.229cm" svg:height="0.515cm" draw:transform="rotate (-1.5707963267949) translate (15.1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5" draw:style-name="gr9" draw:text-style-name="P1" draw:layer="layout" svg:width="0.199cm" svg:height="0.53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6" draw:style-name="gr7" draw:text-style-name="P7" draw:layer="layout" svg:width="1.147cm" svg:height="0.77cm" svg:x="9.915cm" svg:y="3.691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7" draw:text-style-name="P7" draw:layer="layout" svg:width="1.477cm" svg:height="0.77cm" svg:x="9.854cm" svg:y="5.135cm">
          <text:p text:style-name="P6"><text:span text:style-name="T7"></text:span><text:span text:style-name="T8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6" draw:text-style-name="P5" draw:layer="layout" svg:width="1.338cm" svg:height="0.687cm" draw:transform="rotate (1.5707963267949) translate (9.206cm 7.653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6" draw:text-style-name="P5" draw:layer="layout" svg:width="1.982cm" svg:height="0.687cm" draw:transform="rotate (1.5707963267949) translate (9.204cm 5.258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20" draw:text-style-name="P13" draw:layer="layout" svg:width="1.464cm" svg:height="0.745cm" svg:x="12.3cm" svg:y="4.107cm">
          <text:p text:style-name="P4"><text:span text:style-name="T10"></text:span><text:span text:style-name="T16">S</text:span><text:span text:style-name="T11">l </text:span><text:span text:style-name="T16">/</text:span><text:span text:style-name="T10">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3" draw:text-style-name="P1" draw:layer="layout" svg:width="1.606cm" svg:height="0.297cm" svg:x="11.421cm" svg:y="3.8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2" draw:style-name="gr7" draw:text-style-name="P7" draw:layer="layout" svg:width="0.753cm" svg:height="0.75cm" svg:x="11.065cm" svg:y="2.556cm">
          <text:p text:style-name="P6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4" draw:text-style-name="P3" draw:layer="layout" svg:width="0.248cm" svg:height="0.278cm" svg:x="11.273cm" svg:y="3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20" draw:text-style-name="P13" draw:layer="layout" svg:width="1.549cm" svg:height="0.745cm" svg:x="12.293cm" svg:y="5.503cm">
          <text:p text:style-name="P4"><text:span text:style-name="T10"></text:span><text:span text:style-name="T16">S</text:span><text:span text:style-name="T11">N </text:span><text:span text:style-name="T16">/</text:span><text:span text:style-name="T10">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3" draw:text-style-name="P1" draw:layer="layout" svg:width="1.606cm" svg:height="0.297cm" svg:x="11.457cm" svg:y="5.19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6" draw:style-name="gr20" draw:text-style-name="P13" draw:layer="layout" svg:width="1.515cm" svg:height="0.745cm" svg:x="12.305cm" svg:y="7.174cm">
          <text:p text:style-name="P4"><text:span text:style-name="T10"></text:span><text:span text:style-name="T16">S</text:span><text:span text:style-name="T17">2 </text:span><text:span text:style-name="T16">/</text:span><text:span text:style-name="T10">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3" draw:text-style-name="P1" draw:layer="layout" svg:width="1.606cm" svg:height="0.297cm" svg:x="11.452cm" svg:y="6.86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8" draw:style-name="gr20" draw:text-style-name="P13" draw:layer="layout" svg:width="1.553cm" svg:height="0.745cm" svg:x="12.285cm" svg:y="8.548cm">
          <text:p text:style-name="P4"><text:span text:style-name="T10"></text:span><text:span text:style-name="T16">S</text:span><text:span text:style-name="T17">1</text:span><text:span text:style-name="T16"> /</text:span><text:span text:style-name="T10">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3" draw:text-style-name="P1" draw:layer="layout" svg:width="1.606cm" svg:height="0.297cm" svg:x="11.452cm" svg:y="8.241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11" draw:text-style-name="P10" draw:layer="layout" svg:width="9.737cm" svg:height="12.935cm" svg:x="4.309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8.199cm" svg:height="11.362cm" svg:x="4.329cm" svg:y="3.675cm">
          <draw:image xlink:href="Pictures/100000000000040300000514AC48A63307D617C2.jpg" xlink:type="simple" xlink:show="embed" xlink:actuate="onLoad" loext:mime-type="image/jpeg">
            <text:p/>
          </draw:image>
        </draw:frame>
        <draw:custom-shape draw:name="CustomShape 2" draw:style-name="gr11" draw:text-style-name="P10" draw:layer="layout" svg:width="10.069cm" svg:height="12.935cm" svg:x="9.163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13" draw:layer="layout" svg:width="1.346cm" svg:height="0.745cm" svg:x="13.628cm" svg:y="8.614cm">
          <text:p text:style-name="P4"><text:span text:style-name="T10"></text:span><text:span text:style-name="T11">sym, </text:span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7" draw:layer="layout" svg:width="1.121cm" svg:height="0.817cm" svg:x="10.859cm" svg:y="2.556cm">
          <text:p text:style-name="P6"><text:span text:style-name="T6">E</text:span><text:span text:style-name="T4">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0" draw:text-style-name="P13" draw:layer="layout" svg:width="1.562cm" svg:height="0.745cm" svg:x="13.519cm" svg:y="4.264cm">
          <text:p text:style-name="P4"><text:span text:style-name="T10"></text:span><text:span text:style-name="T11">sym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0" draw:text-style-name="P13" draw:layer="layout" svg:width="1.337cm" svg:height="0.745cm" svg:x="10.762cm" svg:y="8.614cm">
          <text:p text:style-name="P4"><text:span text:style-name="T10"></text:span><text:span text:style-name="T11">apo, </text:span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7" draw:text-style-name="P1" draw:layer="layout" svg:width="1.404cm" svg:height="0.001cm" svg:x="12.152cm" svg:y="8.9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20" draw:text-style-name="P13" draw:layer="layout" svg:width="1.346cm" svg:height="0.745cm" svg:x="13.628cm" svg:y="7.321cm">
          <text:p text:style-name="P4"><text:span text:style-name="T10"></text:span><text:span text:style-name="T11">sym, </text:span><text:span text:style-name="T1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0" draw:text-style-name="P13" draw:layer="layout" svg:width="1.337cm" svg:height="0.745cm" svg:x="10.762cm" svg:y="7.321cm">
          <text:p text:style-name="P4"><text:span text:style-name="T10"></text:span><text:span text:style-name="T11">apo, </text:span><text:span text:style-name="T1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7" draw:text-style-name="P1" draw:layer="layout" svg:width="1.404cm" svg:height="0.001cm" svg:x="12.152cm" svg:y="7.6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17" draw:text-style-name="P1" draw:layer="layout" svg:width="0.001cm" svg:height="0.579cm" svg:x="11.435cm" svg:y="8.0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6" draw:text-style-name="P5" draw:layer="layout" svg:width="1.338cm" svg:height="0.687cm" draw:transform="rotate (1.5707963267949) translate (9.206cm 7.653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5" draw:layer="layout" svg:width="1.982cm" svg:height="0.687cm" draw:transform="rotate (1.5707963267949) translate (9.204cm 5.258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" draw:text-style-name="P1" draw:layer="layout" svg:width="0.002cm" svg:height="0.931cm" svg:x="11.424cm" svg:y="3.3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20" draw:text-style-name="P13" draw:layer="layout" svg:width="1.553cm" svg:height="0.745cm" svg:x="10.654cm" svg:y="4.266cm">
          <text:p text:style-name="P4"><text:span text:style-name="T10"></text:span><text:span text:style-name="T11">apo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7" draw:text-style-name="P1" draw:layer="layout" svg:width="1.166cm" svg:height="0.001cm" svg:x="12.279cm" svg:y="4.59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20" draw:text-style-name="P13" draw:layer="layout" svg:width="1.38cm" svg:height="0.745cm" svg:x="13.611cm" svg:y="5.594cm">
          <text:p text:style-name="P4"><text:span text:style-name="T10"></text:span><text:span text:style-name="T11">sy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0" draw:text-style-name="P13" draw:layer="layout" svg:width="1.371cm" svg:height="0.745cm" svg:x="10.745cm" svg:y="5.594cm">
          <text:p text:style-name="P4"><text:span text:style-name="T10"></text:span><text:span text:style-name="T11">apo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7" draw:text-style-name="P1" draw:layer="layout" svg:width="1.384cm" svg:height="0.001cm" svg:x="12.172cm" svg:y="5.9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7" draw:text-style-name="P1" draw:layer="layout" svg:width="0.001cm" svg:height="1.012cm" svg:x="11.435cm" svg:y="6.29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6" draw:text-style-name="P5" draw:layer="layout" svg:width="0.685cm" svg:height="0.687cm" svg:x="12.59cm" svg:y="6.37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7" draw:text-style-name="P1" draw:layer="layout" svg:width="0.001cm" svg:height="0.614cm" svg:x="11.415cm" svg:y="4.9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12" draw:text-style-name="P11" draw:layer="layout" svg:width="24.2cm" svg:height="14.971cm" svg:x="0.593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60" draw:style-name="gr1" draw:text-style-name="P1" draw:layer="layout" svg:width="9.067cm" svg:height="13.371cm" svg:x="-0.7cm" svg:y="3.7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2" draw:style-name="gr21" draw:text-style-name="P2" draw:layer="layout" svg:width="25.009cm" svg:height="13.771cm" svg:x="0cm" svg:y="3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15" draw:layer="layout" svg:width="4.9cm" svg:height="1.476cm" svg:x="7.5cm" svg:y="1.724cm">
          <text:p text:style-name="P6"><text:span text:style-name="T18">Water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3" draw:text-style-name="P15" draw:layer="layout" svg:width="5.696cm" svg:height="1.476cm" svg:x="20.004cm" svg:y="1.724cm">
          <text:p text:style-name="P6"><text:span text:style-name="T18">Carbon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4" draw:text-style-name="P16" xml:id="id4" draw:id="id4" draw:layer="layout" svg:width="4.2cm" svg:height="0.79cm" svg:x="7.6cm" svg:y="3.925cm">
          <text:p text:style-name="P4"><text:span text:style-name="T19">Leaf transpi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5" draw:text-style-name="P17" xml:id="id2" draw:id="id2" draw:layer="layout" svg:width="5.53cm" svg:height="1.044cm" svg:x="19.67cm" svg:y="8.443cm">
          <text:p text:style-name="P4"><text:span text:style-name="T19">Leaf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6" draw:text-style-name="P16" xml:id="id1" draw:id="id1" draw:layer="layout" svg:width="4cm" svg:height="1.026cm" svg:x="7.6cm" svg:y="5.817cm">
          <text:p text:style-name="P4"><text:span text:style-name="T19">Leaf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7" draw:text-style-name="P18" draw:layer="layout" svg:width="4.052cm" svg:height="0.952cm" svg:x="13.448cm" svg:y="3.6cm">
          <text:p text:style-name="P4"><text:span text:style-name="T20">Stomatal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8" draw:text-style-name="P19" xml:id="id3" draw:id="id3" draw:layer="layout" svg:width="4.386cm" svg:height="0.897cm" svg:x="19.614cm" svg:y="5.903cm">
          <text:p text:style-name="P4"><text:span text:style-name="T19">Leaf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9" draw:text-style-name="P18" draw:layer="layout" svg:width="5.4cm" svg:height="0.6cm" svg:x="12.6cm" svg:y="9.657cm">
          <text:p text:style-name="P4"><text:span text:style-name="T20">Leaf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16" xml:id="id6" draw:id="id6" draw:layer="layout" svg:width="3.6cm" svg:height="1.026cm" svg:x="6.8cm" svg:y="12.507cm">
          <text:p text:style-name="P4"><text:span text:style-name="T19">Stem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1" draw:text-style-name="P16" xml:id="id9" draw:id="id9" draw:layer="layout" svg:width="5.066cm" svg:height="1.026cm" svg:x="19.527cm" svg:y="13.123cm">
          <text:p text:style-name="P4"><text:span text:style-name="T19">Sapwood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9" draw:text-style-name="P18" draw:layer="layout" svg:width="5.4cm" svg:height="0.6cm" svg:x="12.8cm" svg:y="14.4cm">
          <text:p text:style-name="P4"><text:span text:style-name="T20">Sapwood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2" draw:text-style-name="P16" xml:id="id7" draw:id="id7" draw:layer="layout" svg:width="5.537cm" svg:height="1.026cm" svg:x="19.472cm" svg:y="11.368cm">
          <text:p text:style-name="P4"><text:span text:style-name="T19">Sapwood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3" draw:text-style-name="P17" xml:id="id8" draw:id="id8" draw:layer="layout" svg:width="3.51cm" svg:height="1.304cm" svg:x="8.69cm" svg:y="11.268cm">
          <text:p text:style-name="P4"><text:span text:style-name="T19">Stem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9" draw:text-style-name="P18" draw:layer="layout" svg:width="5.4cm" svg:height="0.6cm" svg:x="13cm" svg:y="8.22cm">
          <text:p text:style-name="P4"><text:span text:style-name="T20">Leaf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4" draw:text-style-name="P18" draw:layer="layout" svg:width="5.8cm" svg:height="0.952cm" svg:x="12.6cm" svg:y="5.585cm">
          <text:p text:style-name="P4"><text:span text:style-name="T20">Leaf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35" draw:text-style-name="P1" draw:layer="layout" svg:x1="11.484cm" svg:y1="5.817cm" svg:x2="10.468cm" svg:y2="4.718cm">
          <text:p/>
        </draw:line>
        <draw:line draw:name="Line 29" draw:style-name="gr36" draw:text-style-name="P1" draw:layer="layout" svg:x1="13.516cm" svg:y1="12.284cm" svg:x2="18.527cm" svg:y2="13.808cm">
          <text:p/>
        </draw:line>
        <draw:custom-shape draw:name="CustomShape 30" draw:style-name="gr37" draw:text-style-name="P1" draw:layer="layout" svg:width="4.854cm" svg:height="0.137cm" svg:x="13.716cm" svg:y="11.17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38" draw:text-style-name="P18" draw:layer="layout" svg:width="5.2cm" svg:height="0.952cm" svg:x="13cm" svg:y="11.238cm">
          <text:p text:style-name="P4"><text:span text:style-name="T20">Sapwood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9" draw:text-style-name="P16" xml:id="id10" draw:id="id10" draw:layer="layout" svg:width="5.391cm" svg:height="1.086cm" svg:x="19.409cm" svg:y="15.959cm">
          <text:p text:style-name="P4"><text:span text:style-name="T19">Fine root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35" draw:text-style-name="P1" draw:layer="layout" svg:x1="11.484cm" svg:y1="11.268cm" svg:x2="10.214cm" svg:y2="4.718cm">
          <text:p/>
        </draw:line>
        <draw:custom-shape draw:name="CustomShape 35" draw:style-name="gr40" draw:text-style-name="P1" draw:layer="layout" svg:width="5.404cm" svg:height="0.003cm" svg:x="13.508cm" svg:y="5.71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41" draw:text-style-name="P20" draw:layer="layout" svg:width="5.909cm" svg:height="0.718cm" svg:x="12.891cm" svg:y="2.424cm">
          <text:p text:style-name="P6"><text:span text:style-name="T21">Communication 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35" draw:text-style-name="P1" draw:layer="layout" svg:x1="21.782cm" svg:y1="12.538cm" svg:x2="22.798cm" svg:y2="13.3cm">
          <text:p/>
        </draw:line>
        <draw:custom-shape draw:name="CustomShape 42" draw:style-name="gr42" draw:text-style-name="P21" draw:layer="layout" svg:width="5.2cm" svg:height="0.6cm" svg:x="13cm" svg:y="12.884cm">
          <text:p text:style-name="P4"><text:span text:style-name="T20">Cambium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43" draw:text-style-name="P16" xml:id="id11" draw:id="id11" draw:layer="layout" svg:width="4.937cm" svg:height="1.521cm" svg:x="7.663cm" svg:y="15.7cm">
          <text:p text:style-name="P4"><text:span text:style-name="T19">Fine root conductance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36" draw:text-style-name="P1" draw:layer="layout" svg:x1="8.182cm" svg:y1="12.03cm" svg:x2="9.51cm" svg:y2="4.615cm">
          <text:p/>
        </draw:line>
        <draw:custom-shape draw:name="CustomShape 45" draw:style-name="gr44" draw:text-style-name="P18" draw:layer="layout" svg:width="5.6cm" svg:height="0.952cm" svg:x="13cm" svg:y="15.5cm">
          <text:p text:style-name="P4"><text:span text:style-name="T20">Fine root biomass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36" draw:text-style-name="P1" draw:layer="layout" svg:x1="10.368cm" svg:y1="10.406cm" svg:x2="8.69cm" svg:y2="12.03cm">
          <text:p/>
        </draw:line>
        <draw:line draw:name="Line 47" draw:style-name="gr36" draw:text-style-name="P1" draw:layer="layout" svg:x1="0cm" svg:y1="0cm" svg:x2="0.001cm" svg:y2="0.001cm">
          <text:p/>
        </draw:line>
        <draw:connector draw:style-name="gr45" draw:text-style-name="P22" draw:layer="layout" svg:x1="9.6cm" svg:y1="6.843cm" svg:x2="19.67cm" svg:y2="8.965cm" draw:start-shape="id1" draw:start-glue-point="2" draw:end-shape="id2" draw:end-glue-point="3" svg:d="M9600 6843v2122h10070" svg:viewBox="0 0 10071 2123">
          <text:p/>
        </draw:connector>
        <draw:connector draw:style-name="gr46" draw:text-style-name="P22" draw:layer="layout" draw:type="line" svg:x1="11.6cm" svg:y1="6.33cm" svg:x2="19.614cm" svg:y2="6.351cm" draw:start-shape="id1" draw:start-glue-point="1" draw:end-shape="id3" draw:end-glue-point="3" svg:d="M11600 6330l8014 21" svg:viewBox="0 0 8015 22">
          <text:p/>
        </draw:connector>
        <draw:connector draw:style-name="gr47" draw:text-style-name="P22" draw:layer="layout" draw:type="line" svg:x1="11.8cm" svg:y1="4.32cm" svg:x2="19.614cm" svg:y2="4.351cm" draw:start-shape="id4" draw:start-glue-point="1" draw:end-shape="id5" draw:end-glue-point="3" svg:d="M11800 4320l7814 31" svg:viewBox="0 0 7815 32">
          <text:p/>
        </draw:connector>
        <draw:connector draw:style-name="gr45" draw:text-style-name="P22" draw:layer="layout" draw:line-skew="-0.74cm" svg:x1="22.435cm" svg:y1="9.487cm" svg:x2="8.6cm" svg:y2="12.507cm" draw:start-shape="id2" draw:start-glue-point="2" draw:end-shape="id6" draw:end-glue-point="0" svg:d="M22435 9487v770h-13835v2250" svg:viewBox="0 0 13836 3021">
          <text:p/>
        </draw:connector>
        <draw:connector draw:style-name="gr45" draw:text-style-name="P22" draw:layer="layout" draw:type="line" svg:x1="19.472cm" svg:y1="11.881cm" svg:x2="12.2cm" svg:y2="11.92cm" draw:start-shape="id7" draw:start-glue-point="3" draw:end-shape="id8" draw:end-glue-point="1" svg:d="M19472 11881l-7272 39" svg:viewBox="0 0 7273 40">
          <text:p/>
        </draw:connector>
        <draw:connector draw:style-name="gr45" draw:text-style-name="P22" draw:layer="layout" svg:x1="10.445cm" svg:y1="12.572cm" svg:x2="19.527cm" svg:y2="13.636cm" draw:start-shape="id8" draw:start-glue-point="2" draw:end-shape="id9" draw:end-glue-point="3" svg:d="M10445 12572v1064h9082" svg:viewBox="0 0 9083 1065">
          <text:p/>
        </draw:connector>
        <draw:connector draw:style-name="gr45" draw:text-style-name="P22" draw:layer="layout" draw:type="line" svg:x1="19.409cm" svg:y1="16.502cm" svg:x2="12.6cm" svg:y2="16.46cm" draw:start-shape="id10" draw:start-glue-point="3" draw:end-shape="id11" draw:end-glue-point="1" svg:d="M19409 16502l-6809-42" svg:viewBox="0 0 6810 43">
          <text:p/>
        </draw:connector>
        <draw:connector draw:style-name="gr45" draw:text-style-name="P22" draw:layer="layout" draw:line-skew="0.351cm" svg:x1="22.06cm" svg:y1="14.149cm" svg:x2="8.6cm" svg:y2="13.533cm" draw:start-shape="id9" draw:start-glue-point="2" draw:end-shape="id6" draw:end-glue-point="2" svg:d="M22060 14149v884h-13460v-1500" svg:viewBox="0 0 13461 1501">
          <text:p/>
        </draw:connector>
        <draw:custom-shape draw:name="CustomShape 12_0" draw:style-name="gr28" draw:text-style-name="P17" xml:id="id5" draw:id="id5" draw:layer="layout" svg:width="4.386cm" svg:height="0.897cm" svg:x="19.614cm" svg:y="3.903cm">
          <text:p text:style-name="P4"><text:span text:style-name="T19">Leaf photo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g>
          <draw:frame draw:name="Imagen 607" draw:style-name="gr1" draw:text-style-name="P1" draw:layer="layout" svg:width="7.401cm" svg:height="10.914cm" svg:x="1.2cm" svg:y="4.9cm">
            <draw:image xlink:href="Pictures/100000000000028A00000340D00CBFDF9566622B.jpg" xlink:type="simple" xlink:show="embed" xlink:actuate="onLoad" loext:mime-type="image/jpeg">
              <text:p/>
            </draw:image>
          </draw:frame>
          <draw:custom-shape draw:name="CustomShape 2" draw:style-name="gr48" draw:text-style-name="P2" draw:layer="layout" svg:width="15.848cm" svg:height="11.146cm" svg:x="0.9cm" svg:y="4.5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49" draw:text-style-name="P12" xml:id="id14" draw:id="id14" draw:layer="layout" svg:width="2.03cm" svg:height="1.49cm" svg:x="7.07cm" svg:y="5.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gr50" draw:text-style-name="P14" draw:layer="layout" svg:width="1.967cm" svg:height="1.49cm" svg:x="13.765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51" draw:text-style-name="P23" draw:layer="layout" svg:width="1.967cm" svg:height="1.49cm" svg:x="10.463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52" draw:text-style-name="P24" draw:layer="layout" svg:width="2.668cm" svg:height="0.635cm" svg:x="6.59cm" svg:y="4.665cm">
            <text:p text:style-name="P4"><text:span text:style-name="T14"><text:s/></text:span><text:span text:style-name="T14">Metaboli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0" draw:style-name="gr53" draw:text-style-name="P24" draw:layer="layout" svg:width="2.668cm" svg:height="0.635cm" svg:x="9.99cm" svg:y="4.665cm">
            <text:p text:style-name="P4"><text:span text:style-name="T14"><text:s/></text:span><text:span text:style-name="T14">Stora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gr54" draw:text-style-name="P24" draw:layer="layout" svg:width="2.668cm" svg:height="0.635cm" svg:x="13.29cm" svg:y="4.665cm">
            <text:p text:style-name="P4"><text:span text:style-name="T14"><text:s/></text:span><text:span text:style-name="T14">Structur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" draw:style-name="gr49" draw:text-style-name="P12" xml:id="id16" draw:id="id16" draw:layer="layout" svg:width="2.03cm" svg:height="1.49cm" svg:x="7.1cm" svg:y="9.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" draw:style-name="gr50" draw:text-style-name="P14" draw:layer="layout" svg:width="1.967cm" svg:height="1.49cm" svg:x="13.765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" draw:style-name="gr55" draw:text-style-name="P23" xml:id="id12" draw:id="id12" draw:layer="layout" svg:width="1.981cm" svg:height="1.49cm" svg:x="10.419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5" draw:style-name="gr50" draw:text-style-name="P14" xml:id="id13" draw:id="id13" draw:layer="layout" svg:width="1.967cm" svg:height="1.49cm" svg:x="13.765cm" svg:y="13.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" draw:style-name="gr56" draw:text-style-name="P25" draw:layer="layout" svg:width="8.618cm" svg:height="1.111cm" svg:x="7.098cm" svg:y="16.2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" draw:style-name="gr57" draw:text-style-name="P24" draw:layer="layout" svg:width="4.316cm" svg:height="0.635cm" svg:x="9.338cm" svg:y="16.432cm">
            <text:p text:style-name="P4"><text:span text:style-name="T14"><text:s/></text:span><text:span text:style-name="T14">Soil/mycorrhiza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" draw:style-name="gr58" draw:text-style-name="P26" xml:id="id18" draw:id="id18" draw:layer="layout" svg:width="8.618cm" svg:height="1.111cm" svg:x="0.998cm" svg:y="2.8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" draw:style-name="gr59" draw:text-style-name="P24" draw:layer="layout" svg:width="4.316cm" svg:height="0.635cm" svg:x="2.738cm" svg:y="3.032cm">
            <text:p text:style-name="P4"><text:span text:style-name="T14"><text:s/></text:span><text:span text:style-name="T14">Atmosphe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" draw:style-name="gr60" draw:text-style-name="P24" draw:layer="layout" svg:width="1.96cm" svg:height="0.868cm" svg:x="12.842cm" svg:y="10.518cm">
            <text:p text:style-name="P4"><text:span text:style-name="T22">Sapwood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" draw:style-name="gr61" draw:text-style-name="P24" xml:id="id17" draw:id="id17" draw:layer="layout" svg:width="1.768cm" svg:height="1.336cm" svg:x="12.132cm" svg:y="5.52cm">
            <text:p text:style-name="P4"><text:span text:style-name="T22">Leaf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" draw:style-name="gr62" draw:text-style-name="P24" draw:layer="layout" svg:width="1.768cm" svg:height="1.336cm" svg:x="12.025cm" svg:y="14.238cm">
            <text:p text:style-name="P4"><text:span text:style-name="T22">Fine root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" draw:style-name="gr63" draw:text-style-name="P24" draw:layer="layout" svg:width="1.768cm" svg:height="1.336cm" svg:x="9.639cm" svg:y="13.756cm">
            <text:p text:style-name="P4"><text:span text:style-name="T22">Root exu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" draw:style-name="gr64" draw:text-style-name="P24" draw:layer="layout" svg:width="2.722cm" svg:height="0.743cm" svg:x="8.007cm" svg:y="4.057cm">
            <text:p text:style-name="P4"><text:span text:style-name="T22">Photosynthes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" draw:style-name="gr65" draw:text-style-name="P24" draw:layer="layout" svg:width="2.214cm" svg:height="1.168cm" svg:x="7.768cm" svg:y="7.632cm">
            <text:p text:style-name="P4"><text:span text:style-name="T22">Phloem trans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6" draw:style-name="gr66" draw:text-style-name="P24" draw:layer="layout" svg:width="2.386cm" svg:height="1.09cm" svg:x="15.532cm" svg:y="5.52cm">
            <text:p text:style-name="P4"><text:span text:style-name="T22">Leaf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67" draw:text-style-name="P1" draw:layer="layout" svg:x1="15.734cm" svg:y1="6.556cm" svg:x2="18.142cm" svg:y2="6.556cm">
            <text:p/>
          </draw:line>
          <draw:custom-shape draw:name="CustomShape 28" draw:style-name="gr68" draw:text-style-name="P24" draw:layer="layout" svg:width="2.386cm" svg:height="1.09cm" svg:x="15.532cm" svg:y="8.72cm">
            <text:p text:style-name="P4"><text:span text:style-name="T22">Sapwood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9" draw:style-name="gr69" draw:text-style-name="P24" draw:layer="layout" svg:width="2.386cm" svg:height="1.09cm" svg:x="15.532cm" svg:y="13.22cm">
            <text:p text:style-name="P4"><text:span text:style-name="T22">Fine root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67" draw:text-style-name="P1" draw:layer="layout" svg:x1="15.717cm" svg:y1="9.739cm" svg:x2="18.125cm" svg:y2="9.739cm">
            <text:p/>
          </draw:line>
          <draw:line draw:name="Line 31" draw:style-name="gr67" draw:text-style-name="P1" draw:layer="layout" svg:x1="15.725cm" svg:y1="14.216cm" svg:x2="18.133cm" svg:y2="14.216cm">
            <text:p/>
          </draw:line>
          <draw:line draw:name="Line 33" draw:style-name="gr67" draw:text-style-name="P1" draw:layer="layout" svg:x1="8.082cm" svg:y1="7.4cm" svg:x2="8.082cm" svg:y2="9.108cm">
            <text:p/>
          </draw:line>
          <draw:line draw:name="Line 34" draw:style-name="gr70" draw:text-style-name="P1" draw:layer="layout" svg:x1="8.007cm" svg:y1="3.969cm" svg:x2="8.016cm" svg:y2="5.81cm">
            <text:p/>
          </draw:line>
          <draw:custom-shape draw:name="CustomShape 35" draw:style-name="gr71" draw:text-style-name="P1" draw:layer="layout" svg:width="5.752cm" svg:height="0.001cm" draw:transform="rotate (-1.5707963267949) translate (11.404cm 10.502cm)">
            <text:p/>
            <draw:enhanced-geometry draw:mirror-horizontal="tru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line draw:name="Line 36" draw:style-name="gr72" draw:text-style-name="P1" draw:layer="layout" svg:x1="9.067cm" svg:y1="9.739cm" svg:x2="10.4cm" svg:y2="9.756cm">
            <text:p/>
          </draw:line>
          <draw:line draw:name="Line 37" draw:style-name="gr72" draw:text-style-name="P1" draw:layer="layout" svg:x1="9.067cm" svg:y1="6.556cm" svg:x2="10.4cm" svg:y2="6.556cm">
            <text:p/>
          </draw:line>
          <draw:custom-shape draw:name="CustomShape 38" draw:style-name="gr73" draw:text-style-name="P24" draw:layer="layout" svg:width="1.515cm" svg:height="0.745cm" svg:x="7.375cm" svg:y="6.1cm">
            <text:p text:style-name="P4"><text:span text:style-name="T23">SS</text:span><text:span text:style-name="T24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74" draw:text-style-name="P24" draw:layer="layout" svg:width="1.515cm" svg:height="0.745cm" svg:x="10.669cm" svg:y="6.085cm">
            <text:p text:style-name="P4"><text:span text:style-name="T23">ST</text:span><text:span text:style-name="T24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75" draw:text-style-name="P24" draw:layer="layout" svg:width="1.515cm" svg:height="0.745cm" svg:x="14.018cm" svg:y="6.051cm">
            <text:p text:style-name="P4"><text:span text:style-name="T23">B</text:span><text:span text:style-name="T24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76" draw:text-style-name="P24" draw:layer="layout" svg:width="1.515cm" svg:height="0.745cm" svg:x="7.358cm" svg:y="9.357cm">
            <text:p text:style-name="P4"><text:span text:style-name="T23">SS</text:span><text:span text:style-name="T24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77" draw:text-style-name="P24" draw:layer="layout" svg:width="1.515cm" svg:height="0.745cm" svg:x="10.652cm" svg:y="9.341cm">
            <text:p text:style-name="P4"><text:span text:style-name="T23">ST</text:span><text:span text:style-name="T24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3" draw:style-name="gr78" draw:text-style-name="P24" draw:layer="layout" svg:width="1.515cm" svg:height="0.745cm" svg:x="14.002cm" svg:y="9.307cm">
            <text:p text:style-name="P4"><text:span text:style-name="T23">B</text:span><text:span text:style-name="T24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79" draw:text-style-name="P24" draw:layer="layout" svg:width="1.515cm" svg:height="0.745cm" svg:x="13.96cm" svg:y="13.723cm">
            <text:p text:style-name="P4"><text:span text:style-name="T23">B</text:span><text:span text:style-name="T24">fineroo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5" draw:style-name="gr80" draw:text-style-name="P1" draw:layer="layout" svg:x1="11.382cm" svg:y1="7.302cm" svg:x2="11.389cm" svg:y2="9.01cm">
            <text:p/>
          </draw:line>
          <draw:connector draw:style-name="gr81" draw:text-style-name="P27" draw:layer="layout" svg:x1="12.4cm" svg:y1="9.755cm" svg:x2="13.765cm" svg:y2="14.255cm" draw:start-shape="id12" draw:end-shape="id13" draw:end-glue-point="3" svg:d="M12400 9755h682v4500h683" svg:viewBox="0 0 1366 4501">
            <text:p/>
          </draw:connector>
          <draw:line draw:name="Line 27_0" draw:style-name="gr67" draw:text-style-name="P1" draw:layer="layout" svg:x1="12.43cm" svg:y1="9.755cm" svg:x2="13.765cm" svg:y2="9.755cm">
            <text:p/>
          </draw:line>
          <draw:connector draw:style-name="gr81" draw:text-style-name="P27" draw:layer="layout" svg:x1="12.418cm" svg:y1="9.697cm" svg:x2="13.753cm" svg:y2="6.497cm" svg:d="M12418 9697h667v-3200h668" svg:viewBox="0 0 1336 3201">
            <text:p/>
          </draw:connector>
          <draw:custom-shape draw:name="CustomShape 24_0" draw:style-name="gr82" draw:text-style-name="P24" xml:id="id15" draw:id="id15" draw:layer="layout" svg:width="2.722cm" svg:height="0.743cm" svg:x="1.432cm" svg:y="3.22cm">
            <text:p text:style-name="P4"><text:span text:style-name="T22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83" draw:text-style-name="P27" draw:layer="layout" svg:x1="7.07cm" svg:y1="6.655cm" svg:x2="2.793cm" svg:y2="3.963cm" draw:start-shape="id14" draw:start-glue-point="3" draw:end-shape="id15" draw:end-glue-point="2" svg:d="M7070 6655h-4277v-2692" svg:viewBox="0 0 4278 2693">
            <text:p/>
          </draw:connector>
          <draw:connector draw:style-name="gr83" draw:text-style-name="P27" draw:layer="layout" svg:x1="7.1cm" svg:y1="9.845cm" svg:x2="2.793cm" svg:y2="3.963cm" draw:start-shape="id16" draw:start-glue-point="3" draw:end-shape="id15" draw:end-glue-point="2" svg:d="M7100 9845h-4307v-5882" svg:viewBox="0 0 4308 5883">
            <text:p/>
          </draw:connector>
          <draw:custom-shape draw:name="CustomShape 24_1" draw:style-name="gr84" draw:text-style-name="P24" draw:layer="layout" svg:width="2.722cm" svg:height="0.743cm" svg:x="0.432cm" svg:y="5.02cm">
            <text:p text:style-name="P4"><text:span text:style-name="T22">Maintenance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83" draw:text-style-name="P27" draw:layer="layout" svg:x1="13.016cm" svg:y1="5.52cm" svg:x2="9.616cm" svg:y2="3.411cm" draw:start-shape="id17" draw:start-glue-point="0" draw:end-shape="id18" draw:end-glue-point="1" svg:d="M13016 5520v-2109h-3400" svg:viewBox="0 0 3401 2110">
            <text:p/>
          </draw:connector>
          <draw:custom-shape draw:name="CustomShape 24_3" draw:style-name="gr85" draw:text-style-name="P24" draw:layer="layout" svg:width="2.722cm" svg:height="0.743cm" svg:x="10.378cm" svg:y="2.457cm">
            <text:p text:style-name="P4"><text:span text:style-name="T22">Growth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DejaVu Sans2" svg:font-family="'DejaVu Sans'"/>
    <style:font-face style:name="MS Mincho" svg:font-family="'MS Mincho'"/>
    <style:font-face style:name="Symbol1" svg:font-family="Symbol"/>
    <style:font-face style:name="Times New Roman" svg:font-family="'Times New Roman'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" svg:font-family="'Lohit Devanagari'" style:font-pitch="variable"/>
    <style:font-face style:name="MS Mincho1" svg:font-family="'MS Mincho'" style:font-pitch="variable"/>
    <style:font-face style:name="Noto Sans CJK SC" svg:font-family="'Noto Sans CJK SC'" style:font-pitch="variable"/>
    <style:font-face style:name="Symbol" svg:font-family="Symbol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1="1" draw:dots1-length="400%" draw:distance="3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1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567cm" svg:x="1cm" svg:y="2.989cm"/>
      <draw:page-thumbnail draw:layer="backgroundobjects" svg:width="8.999cm" svg:height="6.567cm" svg:x="1cm" svg:y="11.565cm"/>
      <draw:page-thumbnail draw:layer="backgroundobjects" svg:width="8.999cm" svg:height="6.567cm" svg:x="1cm" svg:y="20.141cm"/>
      <draw:page-thumbnail draw:layer="backgroundobjects" svg:width="8.999cm" svg:height="6.567cm" svg:x="11cm" svg:y="2.989cm"/>
      <draw:page-thumbnail draw:layer="backgroundobjects" svg:width="8.999cm" svg:height="6.567cm" svg:x="11cm" svg:y="11.565cm"/>
      <draw:page-thumbnail draw:layer="backgroundobjects" svg:width="8.999cm" svg:height="6.567cm" svg:x="11cm" svg:y="20.141cm"/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05T15:29:55</meta:creation-date>
    <meta:initial-creator>Miquel Decaceres</meta:initial-creator>
    <dc:language>ca-ES</dc:language>
    <dc:date>2021-06-02T14:18:08.036675459</dc:date>
    <meta:editing-cycles>156</meta:editing-cycles>
    <dc:title>Presentación de PowerPoint</dc:title>
    <meta:editing-duration>P1DT12H27M26S</meta:editing-duration>
    <meta:generator>LibreOffice/6.4.7.2$Linux_X86_64 LibreOffice_project/40$Build-2</meta:generator>
    <meta:document-statistic meta:object-count="65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Office Theme" xlink:href=""/>
  </office:meta>
</office:document-meta>
</file>